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10.42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12.88mm"/>
    </style:style>
    <style:style style:name="co6" style:family="table-column">
      <style:table-column-properties fo:break-before="auto" style:column-width="16.8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19.42mm"/>
    </style:style>
    <style:style style:name="co9" style:family="table-column">
      <style:table-column-properties fo:break-before="auto" style:column-width="18.33mm"/>
    </style:style>
    <style:style style:name="co10" style:family="table-column">
      <style:table-column-properties fo:break-before="auto" style:column-width="11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  <style:style style:name="ce3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rogram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ONS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COUNTIF([.A$1:.A$1048576]; &quot;&lt;&gt;''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P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</table:table>
      <table:table table:name="Execute" table:style-name="ta1">
        <table:table-column table:style-name="co2" table:default-cell-style-name="ce2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Arg1</text:p>
          </table:table-cell>
          <table:table-cell table:style-name="ce1" office:value-type="string" calcext:value-type="string">
            <text:p>Arg2</text:p>
          </table:table-cell>
          <table:table-cell table:style-name="Default" office:value-type="string" calcext:value-type="string">
            <text:p>Reg A</text:p>
          </table:table-cell>
          <table:table-cell table:style-name="Default" office:value-type="string" calcext:value-type="string">
            <text:p>Reg B</text:p>
          </table:table-cell>
          <table:table-cell table:style-name="Default" office:value-type="string" calcext:value-type="string">
            <text:p>Write reg</text:p>
          </table:table-cell>
          <table:table-cell table:style-name="Default" office:value-type="string" calcext:value-type="string">
            <text:p>Write val</text:p>
          </table:table-cell>
          <table:table-cell table:style-name="Default" office:value-type="string" calcext:value-type="string">
            <text:p>Output key</text:p>
          </table:table-cell>
          <table:table-cell table:style-name="Default" office:value-type="string" calcext:value-type="string">
            <text:p>Output val</text:p>
          </table:table-cell>
          <table:table-cell table:style-name="ce1" office:value-type="string" calcext:value-type="string">
            <text:p>Reg0 (PC)</text:p>
          </table:table-cell>
          <table:table-cell table:style-name="ce1" office:value-type="string" calcext:value-type="string">
            <text:p>Reg1 (BOS)</text:p>
          </table:table-cell>
          <table:table-cell table:style-name="ce1" office:value-type="string" calcext:value-type="string">
            <text:p>Reg2 (IO)</text:p>
          </table:table-cell>
          <table:table-cell table:style-name="ce1" office:value-type="string" calcext:value-type="string">
            <text:p>Reg3</text:p>
          </table:table-cell>
          <table:table-cell table:style-name="ce1" office:value-type="string" calcext:value-type="string">
            <text:p>Reg4</text:p>
          </table:table-cell>
          <table:table-cell table:style-name="ce1" office:value-type="string" calcext:value-type="string">
            <text:p>Reg5</text:p>
          </table:table-cell>
          <table:table-cell table:style-name="ce1" office:value-type="string" calcext:value-type="string">
            <text:p>Reg6</text:p>
          </table:table-cell>
          <table:table-cell table:style-name="ce1" office:value-type="string" calcext:value-type="string">
            <text:p>Reg7</text:p>
          </table:table-cell>
          <table:table-cell table:style-name="ce1" office:value-type="string" calcext:value-type="string">
            <text:p>Stack</text:p>
          </table:table-cell>
        </table:table-row>
        <table:table-row table:style-name="ro1">
          <table:table-cell table:style-name="Default" table:number-columns-repeated="9"/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AND([.J2] &gt;= 0; [.J2] &lt; ProgramLength);INDEX([Program.A$1:.A$1048576]; [.J2]+1); &quot;&quot;)" office:value-type="string" office:string-value="CONST" calcext:value-type="string">
            <text:p>CONST</text:p>
          </table:table-cell>
          <table:table-cell table:formula="of:=IF(AND([.J2] &gt;= 0; [.J2] &lt; ProgramLength);INDEX([Program.B$1:.B$1048576]; [.J2]+1); &quot;&quot;)" office:value-type="float" office:value="3" calcext:value-type="float">
            <text:p>3</text:p>
          </table:table-cell>
          <table:table-cell table:formula="of:=IF(AND([.J2] &gt;= 0; [.J2] &lt; ProgramLength);INDEX([Program.C$1:.C$1048576]; [.J2]+1); &quot;&quot;)" office:value-type="float" office:value="5" calcext:value-type="float">
            <text:p>5</text:p>
          </table:table-cell>
          <table:table-cell table:formula="of:=IF(OR([.$A3]=&quot;PUSH&quot;;[.$A3]=&quot;STORE&quot;;[.$A3]=&quot;OUTPUT&quot;);INDEX([.$J3:.$Q3];1;[.$B3]+1);&quot;&quot;)">
            <text:p/>
          </table:table-cell>
          <table:table-cell table:formula="of:=IF(OR([.$A3]=&quot;COPY&quot;;[.$A3]=&quot;OUTPUT&quot;);INDEX([.$J3:.$Q3];1;[.$C3]+1);&quot;&quot;)">
            <text:p/>
          </table:table-cell>
          <table:table-cell table:formula="of:=IF(OR([.$A3]=&quot;CONST&quot;;[.$A3]=&quot;COPY&quot;); [.$B3]; IF([.$A3]=&quot;INPUT&quot;;2;&quot;&quot;))" office:value-type="float" office:value="3" calcext:value-type="float">
            <text:p>3</text:p>
          </table:table-cell>
          <table:table-cell table:formula="of:=IF([.$A3]=&quot;CONST&quot;; [.$C3]; IF([.$A3]=&quot;COPY&quot;;[.$E3];IF([.$A3]=&quot;INPUT&quot;;INDEX([Input.A$1:.Z$1048576];[.$D3]+1;[.$E3]+1);&quot;&quot;)))" office:value-type="float" office:value="5" calcext:value-type="float">
            <text:p>5</text:p>
          </table:table-cell>
          <table:table-cell table:formula="of:=IF([.$A3]=&quot;OUTPUT&quot;; CONCATENATE([.$D3];&quot;,&quot;;[.$E3]); &quot;&quot;)">
            <text:p/>
          </table:table-cell>
          <table:table-cell table:formula="of:=IF([.$A3]=&quot;OUTPUT&quot;;[.$L3];&quot;&quot;)">
            <text:p/>
          </table:table-cell>
          <table:table-cell table:formula="of:=IF([.$A3]=&quot;&quot;;&quot;&quot;;IF(COLUMN([.J3])-COLUMN([.$J3]) = [.$F3]; [.$G3]; [.J2]+1))" office:value-type="float" office:value="1" calcext:value-type="float">
            <text:p>1</text:p>
          </table:table-cell>
          <table:table-cell table:formula="of:=IF([.$A3]=&quot;&quot;;&quot;&quot;;IF(COLUMN([.K3])-COLUMN([.$J3]) = [.$F3]; [.$G3]; [.K2]))" office:value-type="float" office:value="0" calcext:value-type="float">
            <text:p>0</text:p>
          </table:table-cell>
          <table:table-cell table:formula="of:=IF([.$A3]=&quot;&quot;;&quot;&quot;;IF(COLUMN([.L3])-COLUMN([.$J3]) = [.$F3]; [.$G3]; [.L2]))" office:value-type="float" office:value="0" calcext:value-type="float">
            <text:p>0</text:p>
          </table:table-cell>
          <table:table-cell table:formula="of:=IF([.$A3]=&quot;&quot;;&quot;&quot;;IF(COLUMN([.M3])-COLUMN([.$J3]) = [.$F3]; [.$G3]; [.M2]))" office:value-type="float" office:value="5" calcext:value-type="float">
            <text:p>5</text:p>
          </table:table-cell>
          <table:table-cell table:formula="of:=IF([.$A3]=&quot;&quot;;&quot;&quot;;IF(COLUMN([.N3])-COLUMN([.$J3]) = [.$F3]; [.$G3]; [.N2]))" office:value-type="float" office:value="0" calcext:value-type="float">
            <text:p>0</text:p>
          </table:table-cell>
          <table:table-cell table:formula="of:=IF([.$A3]=&quot;&quot;;&quot;&quot;;IF(COLUMN([.O3])-COLUMN([.$J3]) = [.$F3]; [.$G3]; [.O2]))" office:value-type="float" office:value="0" calcext:value-type="float">
            <text:p>0</text:p>
          </table:table-cell>
          <table:table-cell table:formula="of:=IF([.$A3]=&quot;&quot;;&quot;&quot;;IF(COLUMN([.P3])-COLUMN([.$J3]) = [.$F3]; [.$G3]; [.P2]))" office:value-type="float" office:value="0" calcext:value-type="float">
            <text:p>0</text:p>
          </table:table-cell>
          <table:table-cell table:formula="of:=IF([.$A3]=&quot;&quot;;&quot;&quot;;IF(COLUMN([.Q3])-COLUMN([.$J3]) = [.$F3]; [.$G3]; [.Q2]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AND([.J3] &gt;= 0; [.J3] &lt; ProgramLength);INDEX([Program.A$1:.A$1048576]; [.J3]+1); &quot;&quot;)" office:value-type="string" office:string-value="COPY" calcext:value-type="string">
            <text:p>COPY</text:p>
          </table:table-cell>
          <table:table-cell table:formula="of:=IF(AND([.J3] &gt;= 0; [.J3] &lt; ProgramLength);INDEX([Program.B$1:.B$1048576]; [.J3]+1); &quot;&quot;)" office:value-type="float" office:value="2" calcext:value-type="float">
            <text:p>2</text:p>
          </table:table-cell>
          <table:table-cell table:formula="of:=IF(AND([.J3] &gt;= 0; [.J3] &lt; ProgramLength);INDEX([Program.C$1:.C$1048576]; [.J3]+1); &quot;&quot;)" office:value-type="float" office:value="3" calcext:value-type="float">
            <text:p>3</text:p>
          </table:table-cell>
          <table:table-cell table:formula="of:=IF(OR([.$A4]=&quot;PUSH&quot;;[.$A4]=&quot;STORE&quot;;[.$A4]=&quot;OUTPUT&quot;);INDEX([.$J4:.$Q4];1;[.$B4]+1);&quot;&quot;)">
            <text:p/>
          </table:table-cell>
          <table:table-cell table:formula="of:=IF(OR([.$A4]=&quot;COPY&quot;;[.$A4]=&quot;OUTPUT&quot;);INDEX([.$J4:.$Q4];1;[.$C4]+1);&quot;&quot;)" office:value-type="float" office:value="5" calcext:value-type="float">
            <text:p>5</text:p>
          </table:table-cell>
          <table:table-cell table:formula="of:=IF(OR([.$A4]=&quot;CONST&quot;;[.$A4]=&quot;COPY&quot;); [.$B4]; IF([.$A4]=&quot;INPUT&quot;;2;&quot;&quot;))" office:value-type="float" office:value="2" calcext:value-type="float">
            <text:p>2</text:p>
          </table:table-cell>
          <table:table-cell table:formula="of:=IF([.$A4]=&quot;CONST&quot;; [.$C4]; IF([.$A4]=&quot;COPY&quot;;[.$E4];IF([.$A4]=&quot;INPUT&quot;;INDEX([Input.A$1:.Z$1048576];[.$D4]+1;[.$E4]+1);&quot;&quot;)))" office:value-type="float" office:value="5" calcext:value-type="float">
            <text:p>5</text:p>
          </table:table-cell>
          <table:table-cell table:formula="of:=IF([.$A4]=&quot;OUTPUT&quot;; CONCATENATE([.$D4];&quot;,&quot;;[.$E4]); &quot;&quot;)">
            <text:p/>
          </table:table-cell>
          <table:table-cell table:formula="of:=IF([.$A4]=&quot;OUTPUT&quot;;[.$L4];&quot;&quot;)">
            <text:p/>
          </table:table-cell>
          <table:table-cell table:formula="of:=IF([.$A4]=&quot;&quot;;&quot;&quot;;IF(COLUMN([.J4])-COLUMN([.$J4]) = [.$F4]; [.$G4]; [.J3]+1))" office:value-type="float" office:value="2" calcext:value-type="float">
            <text:p>2</text:p>
          </table:table-cell>
          <table:table-cell table:formula="of:=IF([.$A4]=&quot;&quot;;&quot;&quot;;IF(COLUMN([.K4])-COLUMN([.$J4]) = [.$F4]; [.$G4]; [.K3]))" office:value-type="float" office:value="0" calcext:value-type="float">
            <text:p>0</text:p>
          </table:table-cell>
          <table:table-cell table:formula="of:=IF([.$A4]=&quot;&quot;;&quot;&quot;;IF(COLUMN([.L4])-COLUMN([.$J4]) = [.$F4]; [.$G4]; [.L3]))" office:value-type="float" office:value="5" calcext:value-type="float">
            <text:p>5</text:p>
          </table:table-cell>
          <table:table-cell table:formula="of:=IF([.$A4]=&quot;&quot;;&quot;&quot;;IF(COLUMN([.M4])-COLUMN([.$J4]) = [.$F4]; [.$G4]; [.M3]))" office:value-type="float" office:value="5" calcext:value-type="float">
            <text:p>5</text:p>
          </table:table-cell>
          <table:table-cell table:formula="of:=IF([.$A4]=&quot;&quot;;&quot;&quot;;IF(COLUMN([.N4])-COLUMN([.$J4]) = [.$F4]; [.$G4]; [.N3]))" office:value-type="float" office:value="0" calcext:value-type="float">
            <text:p>0</text:p>
          </table:table-cell>
          <table:table-cell table:formula="of:=IF([.$A4]=&quot;&quot;;&quot;&quot;;IF(COLUMN([.O4])-COLUMN([.$J4]) = [.$F4]; [.$G4]; [.O3]))" office:value-type="float" office:value="0" calcext:value-type="float">
            <text:p>0</text:p>
          </table:table-cell>
          <table:table-cell table:formula="of:=IF([.$A4]=&quot;&quot;;&quot;&quot;;IF(COLUMN([.P4])-COLUMN([.$J4]) = [.$F4]; [.$G4]; [.P3]))" office:value-type="float" office:value="0" calcext:value-type="float">
            <text:p>0</text:p>
          </table:table-cell>
          <table:table-cell table:formula="of:=IF([.$A4]=&quot;&quot;;&quot;&quot;;IF(COLUMN([.Q4])-COLUMN([.$J4]) = [.$F4]; [.$G4]; [.Q3]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AND([.J4] &gt;= 0; [.J4] &lt; ProgramLength);INDEX([Program.A$1:.A$1048576]; [.J4]+1); &quot;&quot;)" office:value-type="string" office:string-value="OUTPUT" calcext:value-type="string">
            <text:p>OUTPUT</text:p>
          </table:table-cell>
          <table:table-cell table:formula="of:=IF(AND([.J4] &gt;= 0; [.J4] &lt; ProgramLength);INDEX([Program.B$1:.B$1048576]; [.J4]+1); &quot;&quot;)" office:value-type="float" office:value="1" calcext:value-type="float">
            <text:p>1</text:p>
          </table:table-cell>
          <table:table-cell table:formula="of:=IF(AND([.J4] &gt;= 0; [.J4] &lt; ProgramLength);INDEX([Program.C$1:.C$1048576]; [.J4]+1); &quot;&quot;)" office:value-type="float" office:value="1" calcext:value-type="float">
            <text:p>1</text:p>
          </table:table-cell>
          <table:table-cell table:formula="of:=IF(OR([.$A5]=&quot;PUSH&quot;;[.$A5]=&quot;STORE&quot;;[.$A5]=&quot;OUTPUT&quot;);INDEX([.$J5:.$Q5];1;[.$B5]+1);&quot;&quot;)" office:value-type="float" office:value="0" calcext:value-type="float">
            <text:p>0</text:p>
          </table:table-cell>
          <table:table-cell table:formula="of:=IF(OR([.$A5]=&quot;COPY&quot;;[.$A5]=&quot;OUTPUT&quot;);INDEX([.$J5:.$Q5];1;[.$C5]+1);&quot;&quot;)" office:value-type="float" office:value="0" calcext:value-type="float">
            <text:p>0</text:p>
          </table:table-cell>
          <table:table-cell table:formula="of:=IF(OR([.$A5]=&quot;CONST&quot;;[.$A5]=&quot;COPY&quot;); [.$B5]; IF([.$A5]=&quot;INPUT&quot;;2;&quot;&quot;))">
            <text:p/>
          </table:table-cell>
          <table:table-cell table:formula="of:=IF([.$A5]=&quot;CONST&quot;; [.$C5]; IF([.$A5]=&quot;COPY&quot;;[.$E5];IF([.$A5]=&quot;INPUT&quot;;INDEX([Input.A$1:.Z$1048576];[.$D5]+1;[.$E5]+1);&quot;&quot;)))">
            <text:p/>
          </table:table-cell>
          <table:table-cell table:formula="of:=IF([.$A5]=&quot;OUTPUT&quot;; CONCATENATE([.$D5];&quot;,&quot;;[.$E5]); &quot;&quot;)" office:value-type="string" office:string-value="0,0" calcext:value-type="string">
            <text:p>0,0</text:p>
          </table:table-cell>
          <table:table-cell table:formula="of:=IF([.$A5]=&quot;OUTPUT&quot;;[.$L5];&quot;&quot;)" office:value-type="float" office:value="5" calcext:value-type="float">
            <text:p>5</text:p>
          </table:table-cell>
          <table:table-cell table:formula="of:=IF([.$A5]=&quot;&quot;;&quot;&quot;;IF(COLUMN([.J5])-COLUMN([.$J5]) = [.$F5]; [.$G5]; [.J4]+1))" office:value-type="float" office:value="3" calcext:value-type="float">
            <text:p>3</text:p>
          </table:table-cell>
          <table:table-cell table:formula="of:=IF([.$A5]=&quot;&quot;;&quot;&quot;;IF(COLUMN([.K5])-COLUMN([.$J5]) = [.$F5]; [.$G5]; [.K4]))" office:value-type="float" office:value="0" calcext:value-type="float">
            <text:p>0</text:p>
          </table:table-cell>
          <table:table-cell table:formula="of:=IF([.$A5]=&quot;&quot;;&quot;&quot;;IF(COLUMN([.L5])-COLUMN([.$J5]) = [.$F5]; [.$G5]; [.L4]))" office:value-type="float" office:value="5" calcext:value-type="float">
            <text:p>5</text:p>
          </table:table-cell>
          <table:table-cell table:formula="of:=IF([.$A5]=&quot;&quot;;&quot;&quot;;IF(COLUMN([.M5])-COLUMN([.$J5]) = [.$F5]; [.$G5]; [.M4]))" office:value-type="float" office:value="5" calcext:value-type="float">
            <text:p>5</text:p>
          </table:table-cell>
          <table:table-cell table:formula="of:=IF([.$A5]=&quot;&quot;;&quot;&quot;;IF(COLUMN([.N5])-COLUMN([.$J5]) = [.$F5]; [.$G5]; [.N4]))" office:value-type="float" office:value="0" calcext:value-type="float">
            <text:p>0</text:p>
          </table:table-cell>
          <table:table-cell table:formula="of:=IF([.$A5]=&quot;&quot;;&quot;&quot;;IF(COLUMN([.O5])-COLUMN([.$J5]) = [.$F5]; [.$G5]; [.O4]))" office:value-type="float" office:value="0" calcext:value-type="float">
            <text:p>0</text:p>
          </table:table-cell>
          <table:table-cell table:formula="of:=IF([.$A5]=&quot;&quot;;&quot;&quot;;IF(COLUMN([.P5])-COLUMN([.$J5]) = [.$F5]; [.$G5]; [.P4]))" office:value-type="float" office:value="0" calcext:value-type="float">
            <text:p>0</text:p>
          </table:table-cell>
          <table:table-cell table:formula="of:=IF([.$A5]=&quot;&quot;;&quot;&quot;;IF(COLUMN([.Q5])-COLUMN([.$J5]) = [.$F5]; [.$G5]; [.Q4]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F(AND([.J5] &gt;= 0; [.J5] &lt; ProgramLength);INDEX([Program.A$1:.A$1048576]; [.J5]+1); &quot;&quot;)">
            <text:p/>
          </table:table-cell>
          <table:table-cell table:formula="of:=IF(AND([.J5] &gt;= 0; [.J5] &lt; ProgramLength);INDEX([Program.B$1:.B$1048576]; [.J5]+1); &quot;&quot;)">
            <text:p/>
          </table:table-cell>
          <table:table-cell table:formula="of:=IF(AND([.J5] &gt;= 0; [.J5] &lt; ProgramLength);INDEX([Program.C$1:.C$1048576]; [.J5]+1); &quot;&quot;)">
            <text:p/>
          </table:table-cell>
          <table:table-cell table:formula="of:=IF(OR([.$A6]=&quot;PUSH&quot;;[.$A6]=&quot;STORE&quot;;[.$A6]=&quot;OUTPUT&quot;);INDEX([.$J6:.$Q6];1;[.$B6]+1);&quot;&quot;)">
            <text:p/>
          </table:table-cell>
          <table:table-cell table:formula="of:=IF(OR([.$A6]=&quot;COPY&quot;;[.$A6]=&quot;OUTPUT&quot;);INDEX([.$J6:.$Q6];1;[.$C6]+1);&quot;&quot;)">
            <text:p/>
          </table:table-cell>
          <table:table-cell table:formula="of:=IF(OR([.$A6]=&quot;CONST&quot;;[.$A6]=&quot;COPY&quot;); [.$B6]; IF([.$A6]=&quot;INPUT&quot;;2;&quot;&quot;))">
            <text:p/>
          </table:table-cell>
          <table:table-cell table:formula="of:=IF([.$A6]=&quot;CONST&quot;; [.$C6]; IF([.$A6]=&quot;COPY&quot;;[.$E6];IF([.$A6]=&quot;INPUT&quot;;INDEX([Input.A$1:.Z$1048576];[.$D6]+1;[.$E6]+1);&quot;&quot;)))">
            <text:p/>
          </table:table-cell>
          <table:table-cell table:formula="of:=IF([.$A6]=&quot;OUTPUT&quot;; CONCATENATE([.$D6];&quot;,&quot;;[.$E6]); &quot;&quot;)">
            <text:p/>
          </table:table-cell>
          <table:table-cell table:formula="of:=IF([.$A6]=&quot;OUTPUT&quot;;[.$L6];&quot;&quot;)">
            <text:p/>
          </table:table-cell>
          <table:table-cell table:formula="of:=IF([.$A6]=&quot;&quot;;&quot;&quot;;IF(COLUMN([.J6])-COLUMN([.$J6]) = [.$F6]; [.$G6]; [.J5]+1))">
            <text:p/>
          </table:table-cell>
          <table:table-cell table:formula="of:=IF([.$A6]=&quot;&quot;;&quot;&quot;;IF(COLUMN([.K6])-COLUMN([.$J6]) = [.$F6]; [.$G6]; [.K5]))">
            <text:p/>
          </table:table-cell>
          <table:table-cell table:formula="of:=IF([.$A6]=&quot;&quot;;&quot;&quot;;IF(COLUMN([.L6])-COLUMN([.$J6]) = [.$F6]; [.$G6]; [.L5]))">
            <text:p/>
          </table:table-cell>
          <table:table-cell table:formula="of:=IF([.$A6]=&quot;&quot;;&quot;&quot;;IF(COLUMN([.M6])-COLUMN([.$J6]) = [.$F6]; [.$G6]; [.M5]))">
            <text:p/>
          </table:table-cell>
          <table:table-cell table:formula="of:=IF([.$A6]=&quot;&quot;;&quot;&quot;;IF(COLUMN([.N6])-COLUMN([.$J6]) = [.$F6]; [.$G6]; [.N5]))">
            <text:p/>
          </table:table-cell>
          <table:table-cell table:formula="of:=IF([.$A6]=&quot;&quot;;&quot;&quot;;IF(COLUMN([.O6])-COLUMN([.$J6]) = [.$F6]; [.$G6]; [.O5]))">
            <text:p/>
          </table:table-cell>
          <table:table-cell table:formula="of:=IF([.$A6]=&quot;&quot;;&quot;&quot;;IF(COLUMN([.P6])-COLUMN([.$J6]) = [.$F6]; [.$G6]; [.P5]))">
            <text:p/>
          </table:table-cell>
          <table:table-cell table:formula="of:=IF([.$A6]=&quot;&quot;;&quot;&quot;;IF(COLUMN([.Q6])-COLUMN([.$J6]) = [.$F6]; [.$G6]; [.Q5]))">
            <text:p/>
          </table:table-cell>
          <table:table-cell/>
        </table:table-row>
        <table:table-row table:style-name="ro1">
          <table:table-cell table:formula="of:=IF(AND([.J6] &gt;= 0; [.J6] &lt; ProgramLength);INDEX([Program.A$1:.A$1048576]; [.J6]+1); &quot;&quot;)">
            <text:p/>
          </table:table-cell>
          <table:table-cell table:formula="of:=IF(AND([.J6] &gt;= 0; [.J6] &lt; ProgramLength);INDEX([Program.B$1:.B$1048576]; [.J6]+1); &quot;&quot;)">
            <text:p/>
          </table:table-cell>
          <table:table-cell table:formula="of:=IF(AND([.J6] &gt;= 0; [.J6] &lt; ProgramLength);INDEX([Program.C$1:.C$1048576]; [.J6]+1); &quot;&quot;)">
            <text:p/>
          </table:table-cell>
          <table:table-cell table:formula="of:=IF(OR([.$A7]=&quot;PUSH&quot;;[.$A7]=&quot;STORE&quot;;[.$A7]=&quot;OUTPUT&quot;);INDEX([.$J7:.$Q7];1;[.$B7]+1);&quot;&quot;)">
            <text:p/>
          </table:table-cell>
          <table:table-cell table:formula="of:=IF(OR([.$A7]=&quot;COPY&quot;;[.$A7]=&quot;OUTPUT&quot;);INDEX([.$J7:.$Q7];1;[.$C7]+1);&quot;&quot;)">
            <text:p/>
          </table:table-cell>
          <table:table-cell table:formula="of:=IF(OR([.$A7]=&quot;CONST&quot;;[.$A7]=&quot;COPY&quot;); [.$B7]; IF([.$A7]=&quot;INPUT&quot;;2;&quot;&quot;))">
            <text:p/>
          </table:table-cell>
          <table:table-cell table:formula="of:=IF([.$A7]=&quot;CONST&quot;; [.$C7]; IF([.$A7]=&quot;COPY&quot;;[.$E7];IF([.$A7]=&quot;INPUT&quot;;INDEX([Input.A$1:.Z$1048576];[.$D7]+1;[.$E7]+1);&quot;&quot;)))">
            <text:p/>
          </table:table-cell>
          <table:table-cell table:formula="of:=IF([.$A7]=&quot;OUTPUT&quot;; CONCATENATE([.$D7];&quot;,&quot;;[.$E7]); &quot;&quot;)">
            <text:p/>
          </table:table-cell>
          <table:table-cell table:formula="of:=IF([.$A7]=&quot;OUTPUT&quot;;[.$L7];&quot;&quot;)">
            <text:p/>
          </table:table-cell>
          <table:table-cell table:formula="of:=IF([.$A7]=&quot;&quot;;&quot;&quot;;IF(COLUMN([.J7])-COLUMN([.$J7]) = [.$F7]; [.$G7]; [.J6]+1))">
            <text:p/>
          </table:table-cell>
          <table:table-cell table:formula="of:=IF([.$A7]=&quot;&quot;;&quot;&quot;;IF(COLUMN([.K7])-COLUMN([.$J7]) = [.$F7]; [.$G7]; [.K6]))">
            <text:p/>
          </table:table-cell>
          <table:table-cell table:formula="of:=IF([.$A7]=&quot;&quot;;&quot;&quot;;IF(COLUMN([.L7])-COLUMN([.$J7]) = [.$F7]; [.$G7]; [.L6]))">
            <text:p/>
          </table:table-cell>
          <table:table-cell table:formula="of:=IF([.$A7]=&quot;&quot;;&quot;&quot;;IF(COLUMN([.M7])-COLUMN([.$J7]) = [.$F7]; [.$G7]; [.M6]))">
            <text:p/>
          </table:table-cell>
          <table:table-cell table:formula="of:=IF([.$A7]=&quot;&quot;;&quot;&quot;;IF(COLUMN([.N7])-COLUMN([.$J7]) = [.$F7]; [.$G7]; [.N6]))">
            <text:p/>
          </table:table-cell>
          <table:table-cell table:formula="of:=IF([.$A7]=&quot;&quot;;&quot;&quot;;IF(COLUMN([.O7])-COLUMN([.$J7]) = [.$F7]; [.$G7]; [.O6]))">
            <text:p/>
          </table:table-cell>
          <table:table-cell table:formula="of:=IF([.$A7]=&quot;&quot;;&quot;&quot;;IF(COLUMN([.P7])-COLUMN([.$J7]) = [.$F7]; [.$G7]; [.P6]))">
            <text:p/>
          </table:table-cell>
          <table:table-cell table:formula="of:=IF([.$A7]=&quot;&quot;;&quot;&quot;;IF(COLUMN([.Q7])-COLUMN([.$J7]) = [.$F7]; [.$G7]; [.Q6]))">
            <text:p/>
          </table:table-cell>
          <table:table-cell/>
        </table:table-row>
        <table:table-row table:style-name="ro1">
          <table:table-cell table:formula="of:=IF(AND([.J7] &gt;= 0; [.J7] &lt; ProgramLength);INDEX([Program.A$1:.A$1048576]; [.J7]+1); &quot;&quot;)">
            <text:p/>
          </table:table-cell>
          <table:table-cell table:formula="of:=IF(AND([.J7] &gt;= 0; [.J7] &lt; ProgramLength);INDEX([Program.B$1:.B$1048576]; [.J7]+1); &quot;&quot;)">
            <text:p/>
          </table:table-cell>
          <table:table-cell table:formula="of:=IF(AND([.J7] &gt;= 0; [.J7] &lt; ProgramLength);INDEX([Program.C$1:.C$1048576]; [.J7]+1); &quot;&quot;)">
            <text:p/>
          </table:table-cell>
          <table:table-cell table:formula="of:=IF(OR([.$A8]=&quot;PUSH&quot;;[.$A8]=&quot;STORE&quot;;[.$A8]=&quot;OUTPUT&quot;);INDEX([.$J8:.$Q8];1;[.$B8]+1);&quot;&quot;)">
            <text:p/>
          </table:table-cell>
          <table:table-cell table:formula="of:=IF(OR([.$A8]=&quot;COPY&quot;;[.$A8]=&quot;OUTPUT&quot;);INDEX([.$J8:.$Q8];1;[.$C8]+1);&quot;&quot;)">
            <text:p/>
          </table:table-cell>
          <table:table-cell table:formula="of:=IF(OR([.$A8]=&quot;CONST&quot;;[.$A8]=&quot;COPY&quot;); [.$B8]; IF([.$A8]=&quot;INPUT&quot;;2;&quot;&quot;))">
            <text:p/>
          </table:table-cell>
          <table:table-cell table:formula="of:=IF([.$A8]=&quot;CONST&quot;; [.$C8]; IF([.$A8]=&quot;COPY&quot;;[.$E8];IF([.$A8]=&quot;INPUT&quot;;INDEX([Input.A$1:.Z$1048576];[.$D8]+1;[.$E8]+1);&quot;&quot;)))">
            <text:p/>
          </table:table-cell>
          <table:table-cell table:formula="of:=IF([.$A8]=&quot;OUTPUT&quot;; CONCATENATE([.$D8];&quot;,&quot;;[.$E8]); &quot;&quot;)">
            <text:p/>
          </table:table-cell>
          <table:table-cell table:formula="of:=IF([.$A8]=&quot;OUTPUT&quot;;[.$L8];&quot;&quot;)">
            <text:p/>
          </table:table-cell>
          <table:table-cell table:formula="of:=IF([.$A8]=&quot;&quot;;&quot;&quot;;IF(COLUMN([.J8])-COLUMN([.$J8]) = [.$F8]; [.$G8]; [.J7]+1))">
            <text:p/>
          </table:table-cell>
          <table:table-cell table:formula="of:=IF([.$A8]=&quot;&quot;;&quot;&quot;;IF(COLUMN([.K8])-COLUMN([.$J8]) = [.$F8]; [.$G8]; [.K7]))">
            <text:p/>
          </table:table-cell>
          <table:table-cell table:formula="of:=IF([.$A8]=&quot;&quot;;&quot;&quot;;IF(COLUMN([.L8])-COLUMN([.$J8]) = [.$F8]; [.$G8]; [.L7]))">
            <text:p/>
          </table:table-cell>
          <table:table-cell table:formula="of:=IF([.$A8]=&quot;&quot;;&quot;&quot;;IF(COLUMN([.M8])-COLUMN([.$J8]) = [.$F8]; [.$G8]; [.M7]))">
            <text:p/>
          </table:table-cell>
          <table:table-cell table:formula="of:=IF([.$A8]=&quot;&quot;;&quot;&quot;;IF(COLUMN([.N8])-COLUMN([.$J8]) = [.$F8]; [.$G8]; [.N7]))">
            <text:p/>
          </table:table-cell>
          <table:table-cell table:formula="of:=IF([.$A8]=&quot;&quot;;&quot;&quot;;IF(COLUMN([.O8])-COLUMN([.$J8]) = [.$F8]; [.$G8]; [.O7]))">
            <text:p/>
          </table:table-cell>
          <table:table-cell table:formula="of:=IF([.$A8]=&quot;&quot;;&quot;&quot;;IF(COLUMN([.P8])-COLUMN([.$J8]) = [.$F8]; [.$G8]; [.P7]))">
            <text:p/>
          </table:table-cell>
          <table:table-cell table:formula="of:=IF([.$A8]=&quot;&quot;;&quot;&quot;;IF(COLUMN([.Q8])-COLUMN([.$J8]) = [.$F8]; [.$G8]; [.Q7]))">
            <text:p/>
          </table:table-cell>
          <table:table-cell/>
        </table:table-row>
        <table:table-row table:style-name="ro1">
          <table:table-cell table:formula="of:=IF(AND([.J8] &gt;= 0; [.J8] &lt; ProgramLength);INDEX([Program.A$1:.A$1048576]; [.J8]+1); &quot;&quot;)">
            <text:p/>
          </table:table-cell>
          <table:table-cell table:formula="of:=IF(AND([.J8] &gt;= 0; [.J8] &lt; ProgramLength);INDEX([Program.B$1:.B$1048576]; [.J8]+1); &quot;&quot;)">
            <text:p/>
          </table:table-cell>
          <table:table-cell table:formula="of:=IF(AND([.J8] &gt;= 0; [.J8] &lt; ProgramLength);INDEX([Program.C$1:.C$1048576]; [.J8]+1); &quot;&quot;)">
            <text:p/>
          </table:table-cell>
          <table:table-cell table:formula="of:=IF(OR([.$A9]=&quot;PUSH&quot;;[.$A9]=&quot;STORE&quot;;[.$A9]=&quot;OUTPUT&quot;);INDEX([.$J9:.$Q9];1;[.$B9]+1);&quot;&quot;)">
            <text:p/>
          </table:table-cell>
          <table:table-cell table:formula="of:=IF(OR([.$A9]=&quot;COPY&quot;;[.$A9]=&quot;OUTPUT&quot;);INDEX([.$J9:.$Q9];1;[.$C9]+1);&quot;&quot;)">
            <text:p/>
          </table:table-cell>
          <table:table-cell table:formula="of:=IF(OR([.$A9]=&quot;CONST&quot;;[.$A9]=&quot;COPY&quot;); [.$B9]; IF([.$A9]=&quot;INPUT&quot;;2;&quot;&quot;))">
            <text:p/>
          </table:table-cell>
          <table:table-cell table:formula="of:=IF([.$A9]=&quot;CONST&quot;; [.$C9]; IF([.$A9]=&quot;COPY&quot;;[.$E9];IF([.$A9]=&quot;INPUT&quot;;INDEX([Input.A$1:.Z$1048576];[.$D9]+1;[.$E9]+1);&quot;&quot;)))">
            <text:p/>
          </table:table-cell>
          <table:table-cell table:formula="of:=IF([.$A9]=&quot;OUTPUT&quot;; CONCATENATE([.$D9];&quot;,&quot;;[.$E9]); &quot;&quot;)">
            <text:p/>
          </table:table-cell>
          <table:table-cell table:formula="of:=IF([.$A9]=&quot;OUTPUT&quot;;[.$L9];&quot;&quot;)">
            <text:p/>
          </table:table-cell>
          <table:table-cell table:formula="of:=IF([.$A9]=&quot;&quot;;&quot;&quot;;IF(COLUMN([.J9])-COLUMN([.$J9]) = [.$F9]; [.$G9]; [.J8]+1))">
            <text:p/>
          </table:table-cell>
          <table:table-cell table:formula="of:=IF([.$A9]=&quot;&quot;;&quot;&quot;;IF(COLUMN([.K9])-COLUMN([.$J9]) = [.$F9]; [.$G9]; [.K8]))">
            <text:p/>
          </table:table-cell>
          <table:table-cell table:formula="of:=IF([.$A9]=&quot;&quot;;&quot;&quot;;IF(COLUMN([.L9])-COLUMN([.$J9]) = [.$F9]; [.$G9]; [.L8]))">
            <text:p/>
          </table:table-cell>
          <table:table-cell table:formula="of:=IF([.$A9]=&quot;&quot;;&quot;&quot;;IF(COLUMN([.M9])-COLUMN([.$J9]) = [.$F9]; [.$G9]; [.M8]))">
            <text:p/>
          </table:table-cell>
          <table:table-cell table:formula="of:=IF([.$A9]=&quot;&quot;;&quot;&quot;;IF(COLUMN([.N9])-COLUMN([.$J9]) = [.$F9]; [.$G9]; [.N8]))">
            <text:p/>
          </table:table-cell>
          <table:table-cell table:formula="of:=IF([.$A9]=&quot;&quot;;&quot;&quot;;IF(COLUMN([.O9])-COLUMN([.$J9]) = [.$F9]; [.$G9]; [.O8]))">
            <text:p/>
          </table:table-cell>
          <table:table-cell table:formula="of:=IF([.$A9]=&quot;&quot;;&quot;&quot;;IF(COLUMN([.P9])-COLUMN([.$J9]) = [.$F9]; [.$G9]; [.P8]))">
            <text:p/>
          </table:table-cell>
          <table:table-cell table:formula="of:=IF([.$A9]=&quot;&quot;;&quot;&quot;;IF(COLUMN([.Q9])-COLUMN([.$J9]) = [.$F9]; [.$G9]; [.Q8]))">
            <text:p/>
          </table:table-cell>
          <table:table-cell/>
        </table:table-row>
        <table:table-row table:style-name="ro1">
          <table:table-cell table:formula="of:=IF(AND([.J9] &gt;= 0; [.J9] &lt; ProgramLength);INDEX([Program.A$1:.A$1048576]; [.J9]+1); &quot;&quot;)">
            <text:p/>
          </table:table-cell>
          <table:table-cell table:formula="of:=IF(AND([.J9] &gt;= 0; [.J9] &lt; ProgramLength);INDEX([Program.B$1:.B$1048576]; [.J9]+1); &quot;&quot;)">
            <text:p/>
          </table:table-cell>
          <table:table-cell table:formula="of:=IF(AND([.J9] &gt;= 0; [.J9] &lt; ProgramLength);INDEX([Program.C$1:.C$1048576]; [.J9]+1); &quot;&quot;)">
            <text:p/>
          </table:table-cell>
          <table:table-cell table:formula="of:=IF(OR([.$A10]=&quot;PUSH&quot;;[.$A10]=&quot;STORE&quot;;[.$A10]=&quot;OUTPUT&quot;);INDEX([.$J10:.$Q10];1;[.$B10]+1);&quot;&quot;)">
            <text:p/>
          </table:table-cell>
          <table:table-cell table:formula="of:=IF(OR([.$A10]=&quot;COPY&quot;;[.$A10]=&quot;OUTPUT&quot;);INDEX([.$J10:.$Q10];1;[.$C10]+1);&quot;&quot;)">
            <text:p/>
          </table:table-cell>
          <table:table-cell table:formula="of:=IF(OR([.$A10]=&quot;CONST&quot;;[.$A10]=&quot;COPY&quot;); [.$B10]; IF([.$A10]=&quot;INPUT&quot;;2;&quot;&quot;))">
            <text:p/>
          </table:table-cell>
          <table:table-cell table:formula="of:=IF([.$A10]=&quot;CONST&quot;; [.$C10]; IF([.$A10]=&quot;COPY&quot;;[.$E10];IF([.$A10]=&quot;INPUT&quot;;INDEX([Input.A$1:.Z$1048576];[.$D10]+1;[.$E10]+1);&quot;&quot;)))">
            <text:p/>
          </table:table-cell>
          <table:table-cell table:formula="of:=IF([.$A10]=&quot;OUTPUT&quot;; CONCATENATE([.$D10];&quot;,&quot;;[.$E10]); &quot;&quot;)">
            <text:p/>
          </table:table-cell>
          <table:table-cell table:formula="of:=IF([.$A10]=&quot;OUTPUT&quot;;[.$L10];&quot;&quot;)">
            <text:p/>
          </table:table-cell>
          <table:table-cell table:formula="of:=IF([.$A10]=&quot;&quot;;&quot;&quot;;IF(COLUMN([.J10])-COLUMN([.$J10]) = [.$F10]; [.$G10]; [.J9]+1))">
            <text:p/>
          </table:table-cell>
          <table:table-cell table:formula="of:=IF([.$A10]=&quot;&quot;;&quot;&quot;;IF(COLUMN([.K10])-COLUMN([.$J10]) = [.$F10]; [.$G10]; [.K9]))">
            <text:p/>
          </table:table-cell>
          <table:table-cell table:formula="of:=IF([.$A10]=&quot;&quot;;&quot;&quot;;IF(COLUMN([.L10])-COLUMN([.$J10]) = [.$F10]; [.$G10]; [.L9]))">
            <text:p/>
          </table:table-cell>
          <table:table-cell table:formula="of:=IF([.$A10]=&quot;&quot;;&quot;&quot;;IF(COLUMN([.M10])-COLUMN([.$J10]) = [.$F10]; [.$G10]; [.M9]))">
            <text:p/>
          </table:table-cell>
          <table:table-cell table:formula="of:=IF([.$A10]=&quot;&quot;;&quot;&quot;;IF(COLUMN([.N10])-COLUMN([.$J10]) = [.$F10]; [.$G10]; [.N9]))">
            <text:p/>
          </table:table-cell>
          <table:table-cell table:formula="of:=IF([.$A10]=&quot;&quot;;&quot;&quot;;IF(COLUMN([.O10])-COLUMN([.$J10]) = [.$F10]; [.$G10]; [.O9]))">
            <text:p/>
          </table:table-cell>
          <table:table-cell table:formula="of:=IF([.$A10]=&quot;&quot;;&quot;&quot;;IF(COLUMN([.P10])-COLUMN([.$J10]) = [.$F10]; [.$G10]; [.P9]))">
            <text:p/>
          </table:table-cell>
          <table:table-cell table:formula="of:=IF([.$A10]=&quot;&quot;;&quot;&quot;;IF(COLUMN([.Q10])-COLUMN([.$J10]) = [.$F10]; [.$G10]; [.Q9]))">
            <text:p/>
          </table:table-cell>
          <table:table-cell/>
        </table:table-row>
        <table:table-row table:style-name="ro1">
          <table:table-cell table:formula="of:=IF(AND([.J10] &gt;= 0; [.J10] &lt; ProgramLength);INDEX([Program.A$1:.A$1048576]; [.J10]+1); &quot;&quot;)">
            <text:p/>
          </table:table-cell>
          <table:table-cell table:formula="of:=IF(AND([.J10] &gt;= 0; [.J10] &lt; ProgramLength);INDEX([Program.B$1:.B$1048576]; [.J10]+1); &quot;&quot;)">
            <text:p/>
          </table:table-cell>
          <table:table-cell table:formula="of:=IF(AND([.J10] &gt;= 0; [.J10] &lt; ProgramLength);INDEX([Program.C$1:.C$1048576]; [.J10]+1); &quot;&quot;)">
            <text:p/>
          </table:table-cell>
          <table:table-cell table:formula="of:=IF(OR([.$A11]=&quot;PUSH&quot;;[.$A11]=&quot;STORE&quot;;[.$A11]=&quot;OUTPUT&quot;);INDEX([.$J11:.$Q11];1;[.$B11]+1);&quot;&quot;)">
            <text:p/>
          </table:table-cell>
          <table:table-cell table:formula="of:=IF(OR([.$A11]=&quot;COPY&quot;;[.$A11]=&quot;OUTPUT&quot;);INDEX([.$J11:.$Q11];1;[.$C11]+1);&quot;&quot;)">
            <text:p/>
          </table:table-cell>
          <table:table-cell table:formula="of:=IF(OR([.$A11]=&quot;CONST&quot;;[.$A11]=&quot;COPY&quot;); [.$B11]; IF([.$A11]=&quot;INPUT&quot;;2;&quot;&quot;))">
            <text:p/>
          </table:table-cell>
          <table:table-cell table:formula="of:=IF([.$A11]=&quot;CONST&quot;; [.$C11]; IF([.$A11]=&quot;COPY&quot;;[.$E11];IF([.$A11]=&quot;INPUT&quot;;INDEX([Input.A$1:.Z$1048576];[.$D11]+1;[.$E11]+1);&quot;&quot;)))">
            <text:p/>
          </table:table-cell>
          <table:table-cell table:formula="of:=IF([.$A11]=&quot;OUTPUT&quot;; CONCATENATE([.$D11];&quot;,&quot;;[.$E11]); &quot;&quot;)">
            <text:p/>
          </table:table-cell>
          <table:table-cell table:formula="of:=IF([.$A11]=&quot;OUTPUT&quot;;[.$L11];&quot;&quot;)">
            <text:p/>
          </table:table-cell>
          <table:table-cell table:formula="of:=IF([.$A11]=&quot;&quot;;&quot;&quot;;IF(COLUMN([.J11])-COLUMN([.$J11]) = [.$F11]; [.$G11]; [.J10]+1))">
            <text:p/>
          </table:table-cell>
          <table:table-cell table:formula="of:=IF([.$A11]=&quot;&quot;;&quot;&quot;;IF(COLUMN([.K11])-COLUMN([.$J11]) = [.$F11]; [.$G11]; [.K10]))">
            <text:p/>
          </table:table-cell>
          <table:table-cell table:formula="of:=IF([.$A11]=&quot;&quot;;&quot;&quot;;IF(COLUMN([.L11])-COLUMN([.$J11]) = [.$F11]; [.$G11]; [.L10]))">
            <text:p/>
          </table:table-cell>
          <table:table-cell table:formula="of:=IF([.$A11]=&quot;&quot;;&quot;&quot;;IF(COLUMN([.M11])-COLUMN([.$J11]) = [.$F11]; [.$G11]; [.M10]))">
            <text:p/>
          </table:table-cell>
          <table:table-cell table:formula="of:=IF([.$A11]=&quot;&quot;;&quot;&quot;;IF(COLUMN([.N11])-COLUMN([.$J11]) = [.$F11]; [.$G11]; [.N10]))">
            <text:p/>
          </table:table-cell>
          <table:table-cell table:formula="of:=IF([.$A11]=&quot;&quot;;&quot;&quot;;IF(COLUMN([.O11])-COLUMN([.$J11]) = [.$F11]; [.$G11]; [.O10]))">
            <text:p/>
          </table:table-cell>
          <table:table-cell table:formula="of:=IF([.$A11]=&quot;&quot;;&quot;&quot;;IF(COLUMN([.P11])-COLUMN([.$J11]) = [.$F11]; [.$G11]; [.P10]))">
            <text:p/>
          </table:table-cell>
          <table:table-cell table:formula="of:=IF([.$A11]=&quot;&quot;;&quot;&quot;;IF(COLUMN([.Q11])-COLUMN([.$J11]) = [.$F11]; [.$G11]; [.Q10]))">
            <text:p/>
          </table:table-cell>
          <table:table-cell/>
        </table:table-row>
        <table:table-row table:style-name="ro1">
          <table:table-cell table:formula="of:=IF(AND([.J11] &gt;= 0; [.J11] &lt; ProgramLength);INDEX([Program.A$1:.A$1048576]; [.J11]+1); &quot;&quot;)">
            <text:p/>
          </table:table-cell>
          <table:table-cell table:formula="of:=IF(AND([.J11] &gt;= 0; [.J11] &lt; ProgramLength);INDEX([Program.B$1:.B$1048576]; [.J11]+1); &quot;&quot;)">
            <text:p/>
          </table:table-cell>
          <table:table-cell table:formula="of:=IF(AND([.J11] &gt;= 0; [.J11] &lt; ProgramLength);INDEX([Program.C$1:.C$1048576]; [.J11]+1); &quot;&quot;)">
            <text:p/>
          </table:table-cell>
          <table:table-cell table:formula="of:=IF(OR([.$A12]=&quot;PUSH&quot;;[.$A12]=&quot;STORE&quot;;[.$A12]=&quot;OUTPUT&quot;);INDEX([.$J12:.$Q12];1;[.$B12]+1);&quot;&quot;)">
            <text:p/>
          </table:table-cell>
          <table:table-cell table:formula="of:=IF(OR([.$A12]=&quot;COPY&quot;;[.$A12]=&quot;OUTPUT&quot;);INDEX([.$J12:.$Q12];1;[.$C12]+1);&quot;&quot;)">
            <text:p/>
          </table:table-cell>
          <table:table-cell table:formula="of:=IF(OR([.$A12]=&quot;CONST&quot;;[.$A12]=&quot;COPY&quot;); [.$B12]; IF([.$A12]=&quot;INPUT&quot;;2;&quot;&quot;))">
            <text:p/>
          </table:table-cell>
          <table:table-cell table:formula="of:=IF([.$A12]=&quot;CONST&quot;; [.$C12]; IF([.$A12]=&quot;COPY&quot;;[.$E12];IF([.$A12]=&quot;INPUT&quot;;INDEX([Input.A$1:.Z$1048576];[.$D12]+1;[.$E12]+1);&quot;&quot;)))">
            <text:p/>
          </table:table-cell>
          <table:table-cell table:formula="of:=IF([.$A12]=&quot;OUTPUT&quot;; CONCATENATE([.$D12];&quot;,&quot;;[.$E12]); &quot;&quot;)">
            <text:p/>
          </table:table-cell>
          <table:table-cell table:formula="of:=IF([.$A12]=&quot;OUTPUT&quot;;[.$L12];&quot;&quot;)">
            <text:p/>
          </table:table-cell>
          <table:table-cell table:formula="of:=IF([.$A12]=&quot;&quot;;&quot;&quot;;IF(COLUMN([.J12])-COLUMN([.$J12]) = [.$F12]; [.$G12]; [.J11]+1))">
            <text:p/>
          </table:table-cell>
          <table:table-cell table:formula="of:=IF([.$A12]=&quot;&quot;;&quot;&quot;;IF(COLUMN([.K12])-COLUMN([.$J12]) = [.$F12]; [.$G12]; [.K11]))">
            <text:p/>
          </table:table-cell>
          <table:table-cell table:formula="of:=IF([.$A12]=&quot;&quot;;&quot;&quot;;IF(COLUMN([.L12])-COLUMN([.$J12]) = [.$F12]; [.$G12]; [.L11]))">
            <text:p/>
          </table:table-cell>
          <table:table-cell table:formula="of:=IF([.$A12]=&quot;&quot;;&quot;&quot;;IF(COLUMN([.M12])-COLUMN([.$J12]) = [.$F12]; [.$G12]; [.M11]))">
            <text:p/>
          </table:table-cell>
          <table:table-cell table:formula="of:=IF([.$A12]=&quot;&quot;;&quot;&quot;;IF(COLUMN([.N12])-COLUMN([.$J12]) = [.$F12]; [.$G12]; [.N11]))">
            <text:p/>
          </table:table-cell>
          <table:table-cell table:formula="of:=IF([.$A12]=&quot;&quot;;&quot;&quot;;IF(COLUMN([.O12])-COLUMN([.$J12]) = [.$F12]; [.$G12]; [.O11]))">
            <text:p/>
          </table:table-cell>
          <table:table-cell table:formula="of:=IF([.$A12]=&quot;&quot;;&quot;&quot;;IF(COLUMN([.P12])-COLUMN([.$J12]) = [.$F12]; [.$G12]; [.P11]))">
            <text:p/>
          </table:table-cell>
          <table:table-cell table:formula="of:=IF([.$A12]=&quot;&quot;;&quot;&quot;;IF(COLUMN([.Q12])-COLUMN([.$J12]) = [.$F12]; [.$G12]; [.Q11]))">
            <text:p/>
          </table:table-cell>
          <table:table-cell/>
        </table:table-row>
        <table:table-row table:style-name="ro1">
          <table:table-cell table:formula="of:=IF(AND([.J12] &gt;= 0; [.J12] &lt; ProgramLength);INDEX([Program.A$1:.A$1048576]; [.J12]+1); &quot;&quot;)">
            <text:p/>
          </table:table-cell>
          <table:table-cell table:formula="of:=IF(AND([.J12] &gt;= 0; [.J12] &lt; ProgramLength);INDEX([Program.B$1:.B$1048576]; [.J12]+1); &quot;&quot;)">
            <text:p/>
          </table:table-cell>
          <table:table-cell table:formula="of:=IF(AND([.J12] &gt;= 0; [.J12] &lt; ProgramLength);INDEX([Program.C$1:.C$1048576]; [.J12]+1); &quot;&quot;)">
            <text:p/>
          </table:table-cell>
          <table:table-cell table:formula="of:=IF(OR([.$A13]=&quot;PUSH&quot;;[.$A13]=&quot;STORE&quot;;[.$A13]=&quot;OUTPUT&quot;);INDEX([.$J13:.$Q13];1;[.$B13]+1);&quot;&quot;)">
            <text:p/>
          </table:table-cell>
          <table:table-cell table:formula="of:=IF(OR([.$A13]=&quot;COPY&quot;;[.$A13]=&quot;OUTPUT&quot;);INDEX([.$J13:.$Q13];1;[.$C13]+1);&quot;&quot;)">
            <text:p/>
          </table:table-cell>
          <table:table-cell table:formula="of:=IF(OR([.$A13]=&quot;CONST&quot;;[.$A13]=&quot;COPY&quot;); [.$B13]; IF([.$A13]=&quot;INPUT&quot;;2;&quot;&quot;))">
            <text:p/>
          </table:table-cell>
          <table:table-cell table:formula="of:=IF([.$A13]=&quot;CONST&quot;; [.$C13]; IF([.$A13]=&quot;COPY&quot;;[.$E13];IF([.$A13]=&quot;INPUT&quot;;INDEX([Input.A$1:.Z$1048576];[.$D13]+1;[.$E13]+1);&quot;&quot;)))">
            <text:p/>
          </table:table-cell>
          <table:table-cell table:formula="of:=IF([.$A13]=&quot;OUTPUT&quot;; CONCATENATE([.$D13];&quot;,&quot;;[.$E13]); &quot;&quot;)">
            <text:p/>
          </table:table-cell>
          <table:table-cell table:formula="of:=IF([.$A13]=&quot;OUTPUT&quot;;[.$L13];&quot;&quot;)">
            <text:p/>
          </table:table-cell>
          <table:table-cell table:formula="of:=IF([.$A13]=&quot;&quot;;&quot;&quot;;IF(COLUMN([.J13])-COLUMN([.$J13]) = [.$F13]; [.$G13]; [.J12]+1))">
            <text:p/>
          </table:table-cell>
          <table:table-cell table:formula="of:=IF([.$A13]=&quot;&quot;;&quot;&quot;;IF(COLUMN([.K13])-COLUMN([.$J13]) = [.$F13]; [.$G13]; [.K12]))">
            <text:p/>
          </table:table-cell>
          <table:table-cell table:formula="of:=IF([.$A13]=&quot;&quot;;&quot;&quot;;IF(COLUMN([.L13])-COLUMN([.$J13]) = [.$F13]; [.$G13]; [.L12]))">
            <text:p/>
          </table:table-cell>
          <table:table-cell table:formula="of:=IF([.$A13]=&quot;&quot;;&quot;&quot;;IF(COLUMN([.M13])-COLUMN([.$J13]) = [.$F13]; [.$G13]; [.M12]))">
            <text:p/>
          </table:table-cell>
          <table:table-cell table:formula="of:=IF([.$A13]=&quot;&quot;;&quot;&quot;;IF(COLUMN([.N13])-COLUMN([.$J13]) = [.$F13]; [.$G13]; [.N12]))">
            <text:p/>
          </table:table-cell>
          <table:table-cell table:formula="of:=IF([.$A13]=&quot;&quot;;&quot;&quot;;IF(COLUMN([.O13])-COLUMN([.$J13]) = [.$F13]; [.$G13]; [.O12]))">
            <text:p/>
          </table:table-cell>
          <table:table-cell table:formula="of:=IF([.$A13]=&quot;&quot;;&quot;&quot;;IF(COLUMN([.P13])-COLUMN([.$J13]) = [.$F13]; [.$G13]; [.P12]))">
            <text:p/>
          </table:table-cell>
          <table:table-cell table:formula="of:=IF([.$A13]=&quot;&quot;;&quot;&quot;;IF(COLUMN([.Q13])-COLUMN([.$J13]) = [.$F13]; [.$G13]; [.Q12]))">
            <text:p/>
          </table:table-cell>
          <table:table-cell/>
        </table:table-row>
        <table:table-row table:style-name="ro1">
          <table:table-cell table:formula="of:=IF(AND([.J13] &gt;= 0; [.J13] &lt; ProgramLength);INDEX([Program.A$1:.A$1048576]; [.J13]+1); &quot;&quot;)">
            <text:p/>
          </table:table-cell>
          <table:table-cell table:formula="of:=IF(AND([.J13] &gt;= 0; [.J13] &lt; ProgramLength);INDEX([Program.B$1:.B$1048576]; [.J13]+1); &quot;&quot;)">
            <text:p/>
          </table:table-cell>
          <table:table-cell table:formula="of:=IF(AND([.J13] &gt;= 0; [.J13] &lt; ProgramLength);INDEX([Program.C$1:.C$1048576]; [.J13]+1); &quot;&quot;)">
            <text:p/>
          </table:table-cell>
          <table:table-cell table:formula="of:=IF(OR([.$A14]=&quot;PUSH&quot;;[.$A14]=&quot;STORE&quot;;[.$A14]=&quot;OUTPUT&quot;);INDEX([.$J14:.$Q14];1;[.$B14]+1);&quot;&quot;)">
            <text:p/>
          </table:table-cell>
          <table:table-cell table:formula="of:=IF(OR([.$A14]=&quot;COPY&quot;;[.$A14]=&quot;OUTPUT&quot;);INDEX([.$J14:.$Q14];1;[.$C14]+1);&quot;&quot;)">
            <text:p/>
          </table:table-cell>
          <table:table-cell table:formula="of:=IF(OR([.$A14]=&quot;CONST&quot;;[.$A14]=&quot;COPY&quot;); [.$B14]; IF([.$A14]=&quot;INPUT&quot;;2;&quot;&quot;))">
            <text:p/>
          </table:table-cell>
          <table:table-cell table:formula="of:=IF([.$A14]=&quot;CONST&quot;; [.$C14]; IF([.$A14]=&quot;COPY&quot;;[.$E14];IF([.$A14]=&quot;INPUT&quot;;INDEX([Input.A$1:.Z$1048576];[.$D14]+1;[.$E14]+1);&quot;&quot;)))">
            <text:p/>
          </table:table-cell>
          <table:table-cell table:formula="of:=IF([.$A14]=&quot;OUTPUT&quot;; CONCATENATE([.$D14];&quot;,&quot;;[.$E14]); &quot;&quot;)">
            <text:p/>
          </table:table-cell>
          <table:table-cell table:formula="of:=IF([.$A14]=&quot;OUTPUT&quot;;[.$L14];&quot;&quot;)">
            <text:p/>
          </table:table-cell>
          <table:table-cell table:formula="of:=IF([.$A14]=&quot;&quot;;&quot;&quot;;IF(COLUMN([.J14])-COLUMN([.$J14]) = [.$F14]; [.$G14]; [.J13]+1))">
            <text:p/>
          </table:table-cell>
          <table:table-cell table:formula="of:=IF([.$A14]=&quot;&quot;;&quot;&quot;;IF(COLUMN([.K14])-COLUMN([.$J14]) = [.$F14]; [.$G14]; [.K13]))">
            <text:p/>
          </table:table-cell>
          <table:table-cell table:formula="of:=IF([.$A14]=&quot;&quot;;&quot;&quot;;IF(COLUMN([.L14])-COLUMN([.$J14]) = [.$F14]; [.$G14]; [.L13]))">
            <text:p/>
          </table:table-cell>
          <table:table-cell table:formula="of:=IF([.$A14]=&quot;&quot;;&quot;&quot;;IF(COLUMN([.M14])-COLUMN([.$J14]) = [.$F14]; [.$G14]; [.M13]))">
            <text:p/>
          </table:table-cell>
          <table:table-cell table:formula="of:=IF([.$A14]=&quot;&quot;;&quot;&quot;;IF(COLUMN([.N14])-COLUMN([.$J14]) = [.$F14]; [.$G14]; [.N13]))">
            <text:p/>
          </table:table-cell>
          <table:table-cell table:formula="of:=IF([.$A14]=&quot;&quot;;&quot;&quot;;IF(COLUMN([.O14])-COLUMN([.$J14]) = [.$F14]; [.$G14]; [.O13]))">
            <text:p/>
          </table:table-cell>
          <table:table-cell table:formula="of:=IF([.$A14]=&quot;&quot;;&quot;&quot;;IF(COLUMN([.P14])-COLUMN([.$J14]) = [.$F14]; [.$G14]; [.P13]))">
            <text:p/>
          </table:table-cell>
          <table:table-cell table:formula="of:=IF([.$A14]=&quot;&quot;;&quot;&quot;;IF(COLUMN([.Q14])-COLUMN([.$J14]) = [.$F14]; [.$G14]; [.Q13]))">
            <text:p/>
          </table:table-cell>
          <table:table-cell/>
        </table:table-row>
        <table:table-row table:style-name="ro1">
          <table:table-cell table:formula="of:=IF(AND([.J14] &gt;= 0; [.J14] &lt; ProgramLength);INDEX([Program.A$1:.A$1048576]; [.J14]+1); &quot;&quot;)">
            <text:p/>
          </table:table-cell>
          <table:table-cell table:formula="of:=IF(AND([.J14] &gt;= 0; [.J14] &lt; ProgramLength);INDEX([Program.B$1:.B$1048576]; [.J14]+1); &quot;&quot;)">
            <text:p/>
          </table:table-cell>
          <table:table-cell table:formula="of:=IF(AND([.J14] &gt;= 0; [.J14] &lt; ProgramLength);INDEX([Program.C$1:.C$1048576]; [.J14]+1); &quot;&quot;)">
            <text:p/>
          </table:table-cell>
          <table:table-cell table:formula="of:=IF(OR([.$A15]=&quot;PUSH&quot;;[.$A15]=&quot;STORE&quot;;[.$A15]=&quot;OUTPUT&quot;);INDEX([.$J15:.$Q15];1;[.$B15]+1);&quot;&quot;)">
            <text:p/>
          </table:table-cell>
          <table:table-cell table:formula="of:=IF(OR([.$A15]=&quot;COPY&quot;;[.$A15]=&quot;OUTPUT&quot;);INDEX([.$J15:.$Q15];1;[.$C15]+1);&quot;&quot;)">
            <text:p/>
          </table:table-cell>
          <table:table-cell table:formula="of:=IF(OR([.$A15]=&quot;CONST&quot;;[.$A15]=&quot;COPY&quot;); [.$B15]; IF([.$A15]=&quot;INPUT&quot;;2;&quot;&quot;))">
            <text:p/>
          </table:table-cell>
          <table:table-cell table:formula="of:=IF([.$A15]=&quot;CONST&quot;; [.$C15]; IF([.$A15]=&quot;COPY&quot;;[.$E15];IF([.$A15]=&quot;INPUT&quot;;INDEX([Input.A$1:.Z$1048576];[.$D15]+1;[.$E15]+1);&quot;&quot;)))">
            <text:p/>
          </table:table-cell>
          <table:table-cell table:formula="of:=IF([.$A15]=&quot;OUTPUT&quot;; CONCATENATE([.$D15];&quot;,&quot;;[.$E15]); &quot;&quot;)">
            <text:p/>
          </table:table-cell>
          <table:table-cell table:formula="of:=IF([.$A15]=&quot;OUTPUT&quot;;[.$L15];&quot;&quot;)">
            <text:p/>
          </table:table-cell>
          <table:table-cell table:formula="of:=IF([.$A15]=&quot;&quot;;&quot;&quot;;IF(COLUMN([.J15])-COLUMN([.$J15]) = [.$F15]; [.$G15]; [.J14]+1))">
            <text:p/>
          </table:table-cell>
          <table:table-cell table:formula="of:=IF([.$A15]=&quot;&quot;;&quot;&quot;;IF(COLUMN([.K15])-COLUMN([.$J15]) = [.$F15]; [.$G15]; [.K14]))">
            <text:p/>
          </table:table-cell>
          <table:table-cell table:formula="of:=IF([.$A15]=&quot;&quot;;&quot;&quot;;IF(COLUMN([.L15])-COLUMN([.$J15]) = [.$F15]; [.$G15]; [.L14]))">
            <text:p/>
          </table:table-cell>
          <table:table-cell table:formula="of:=IF([.$A15]=&quot;&quot;;&quot;&quot;;IF(COLUMN([.M15])-COLUMN([.$J15]) = [.$F15]; [.$G15]; [.M14]))">
            <text:p/>
          </table:table-cell>
          <table:table-cell table:formula="of:=IF([.$A15]=&quot;&quot;;&quot;&quot;;IF(COLUMN([.N15])-COLUMN([.$J15]) = [.$F15]; [.$G15]; [.N14]))">
            <text:p/>
          </table:table-cell>
          <table:table-cell table:formula="of:=IF([.$A15]=&quot;&quot;;&quot;&quot;;IF(COLUMN([.O15])-COLUMN([.$J15]) = [.$F15]; [.$G15]; [.O14]))">
            <text:p/>
          </table:table-cell>
          <table:table-cell table:formula="of:=IF([.$A15]=&quot;&quot;;&quot;&quot;;IF(COLUMN([.P15])-COLUMN([.$J15]) = [.$F15]; [.$G15]; [.P14]))">
            <text:p/>
          </table:table-cell>
          <table:table-cell table:formula="of:=IF([.$A15]=&quot;&quot;;&quot;&quot;;IF(COLUMN([.Q15])-COLUMN([.$J15]) = [.$F15]; [.$G15]; [.Q14]))">
            <text:p/>
          </table:table-cell>
          <table:table-cell/>
        </table:table-row>
        <table:table-row table:style-name="ro1">
          <table:table-cell table:formula="of:=IF(AND([.J15] &gt;= 0; [.J15] &lt; ProgramLength);INDEX([Program.A$1:.A$1048576]; [.J15]+1); &quot;&quot;)">
            <text:p/>
          </table:table-cell>
          <table:table-cell table:formula="of:=IF(AND([.J15] &gt;= 0; [.J15] &lt; ProgramLength);INDEX([Program.B$1:.B$1048576]; [.J15]+1); &quot;&quot;)">
            <text:p/>
          </table:table-cell>
          <table:table-cell table:formula="of:=IF(AND([.J15] &gt;= 0; [.J15] &lt; ProgramLength);INDEX([Program.C$1:.C$1048576]; [.J15]+1); &quot;&quot;)">
            <text:p/>
          </table:table-cell>
          <table:table-cell table:formula="of:=IF(OR([.$A16]=&quot;PUSH&quot;;[.$A16]=&quot;STORE&quot;;[.$A16]=&quot;OUTPUT&quot;);INDEX([.$J16:.$Q16];1;[.$B16]+1);&quot;&quot;)">
            <text:p/>
          </table:table-cell>
          <table:table-cell table:formula="of:=IF(OR([.$A16]=&quot;COPY&quot;;[.$A16]=&quot;OUTPUT&quot;);INDEX([.$J16:.$Q16];1;[.$C16]+1);&quot;&quot;)">
            <text:p/>
          </table:table-cell>
          <table:table-cell table:formula="of:=IF(OR([.$A16]=&quot;CONST&quot;;[.$A16]=&quot;COPY&quot;); [.$B16]; IF([.$A16]=&quot;INPUT&quot;;2;&quot;&quot;))">
            <text:p/>
          </table:table-cell>
          <table:table-cell table:formula="of:=IF([.$A16]=&quot;CONST&quot;; [.$C16]; IF([.$A16]=&quot;COPY&quot;;[.$E16];IF([.$A16]=&quot;INPUT&quot;;INDEX([Input.A$1:.Z$1048576];[.$D16]+1;[.$E16]+1);&quot;&quot;)))">
            <text:p/>
          </table:table-cell>
          <table:table-cell table:formula="of:=IF([.$A16]=&quot;OUTPUT&quot;; CONCATENATE([.$D16];&quot;,&quot;;[.$E16]); &quot;&quot;)">
            <text:p/>
          </table:table-cell>
          <table:table-cell table:formula="of:=IF([.$A16]=&quot;OUTPUT&quot;;[.$L16];&quot;&quot;)">
            <text:p/>
          </table:table-cell>
          <table:table-cell table:formula="of:=IF([.$A16]=&quot;&quot;;&quot;&quot;;IF(COLUMN([.J16])-COLUMN([.$J16]) = [.$F16]; [.$G16]; [.J15]+1))">
            <text:p/>
          </table:table-cell>
          <table:table-cell table:formula="of:=IF([.$A16]=&quot;&quot;;&quot;&quot;;IF(COLUMN([.K16])-COLUMN([.$J16]) = [.$F16]; [.$G16]; [.K15]))">
            <text:p/>
          </table:table-cell>
          <table:table-cell table:formula="of:=IF([.$A16]=&quot;&quot;;&quot;&quot;;IF(COLUMN([.L16])-COLUMN([.$J16]) = [.$F16]; [.$G16]; [.L15]))">
            <text:p/>
          </table:table-cell>
          <table:table-cell table:formula="of:=IF([.$A16]=&quot;&quot;;&quot;&quot;;IF(COLUMN([.M16])-COLUMN([.$J16]) = [.$F16]; [.$G16]; [.M15]))">
            <text:p/>
          </table:table-cell>
          <table:table-cell table:formula="of:=IF([.$A16]=&quot;&quot;;&quot;&quot;;IF(COLUMN([.N16])-COLUMN([.$J16]) = [.$F16]; [.$G16]; [.N15]))">
            <text:p/>
          </table:table-cell>
          <table:table-cell table:formula="of:=IF([.$A16]=&quot;&quot;;&quot;&quot;;IF(COLUMN([.O16])-COLUMN([.$J16]) = [.$F16]; [.$G16]; [.O15]))">
            <text:p/>
          </table:table-cell>
          <table:table-cell table:formula="of:=IF([.$A16]=&quot;&quot;;&quot;&quot;;IF(COLUMN([.P16])-COLUMN([.$J16]) = [.$F16]; [.$G16]; [.P15]))">
            <text:p/>
          </table:table-cell>
          <table:table-cell table:formula="of:=IF([.$A16]=&quot;&quot;;&quot;&quot;;IF(COLUMN([.Q16])-COLUMN([.$J16]) = [.$F16]; [.$G16]; [.Q15]))">
            <text:p/>
          </table:table-cell>
          <table:table-cell/>
        </table:table-row>
        <table:table-row table:style-name="ro1">
          <table:table-cell table:formula="of:=IF(AND([.J16] &gt;= 0; [.J16] &lt; ProgramLength);INDEX([Program.A$1:.A$1048576]; [.J16]+1); &quot;&quot;)">
            <text:p/>
          </table:table-cell>
          <table:table-cell table:formula="of:=IF(AND([.J16] &gt;= 0; [.J16] &lt; ProgramLength);INDEX([Program.B$1:.B$1048576]; [.J16]+1); &quot;&quot;)">
            <text:p/>
          </table:table-cell>
          <table:table-cell table:formula="of:=IF(AND([.J16] &gt;= 0; [.J16] &lt; ProgramLength);INDEX([Program.C$1:.C$1048576]; [.J16]+1); &quot;&quot;)">
            <text:p/>
          </table:table-cell>
          <table:table-cell table:formula="of:=IF(OR([.$A17]=&quot;PUSH&quot;;[.$A17]=&quot;STORE&quot;;[.$A17]=&quot;OUTPUT&quot;);INDEX([.$J17:.$Q17];1;[.$B17]+1);&quot;&quot;)">
            <text:p/>
          </table:table-cell>
          <table:table-cell table:formula="of:=IF(OR([.$A17]=&quot;COPY&quot;;[.$A17]=&quot;OUTPUT&quot;);INDEX([.$J17:.$Q17];1;[.$C17]+1);&quot;&quot;)">
            <text:p/>
          </table:table-cell>
          <table:table-cell table:formula="of:=IF(OR([.$A17]=&quot;CONST&quot;;[.$A17]=&quot;COPY&quot;); [.$B17]; IF([.$A17]=&quot;INPUT&quot;;2;&quot;&quot;))">
            <text:p/>
          </table:table-cell>
          <table:table-cell table:formula="of:=IF([.$A17]=&quot;CONST&quot;; [.$C17]; IF([.$A17]=&quot;COPY&quot;;[.$E17];IF([.$A17]=&quot;INPUT&quot;;INDEX([Input.A$1:.Z$1048576];[.$D17]+1;[.$E17]+1);&quot;&quot;)))">
            <text:p/>
          </table:table-cell>
          <table:table-cell table:formula="of:=IF([.$A17]=&quot;OUTPUT&quot;; CONCATENATE([.$D17];&quot;,&quot;;[.$E17]); &quot;&quot;)">
            <text:p/>
          </table:table-cell>
          <table:table-cell table:formula="of:=IF([.$A17]=&quot;OUTPUT&quot;;[.$L17];&quot;&quot;)">
            <text:p/>
          </table:table-cell>
          <table:table-cell table:formula="of:=IF([.$A17]=&quot;&quot;;&quot;&quot;;IF(COLUMN([.J17])-COLUMN([.$J17]) = [.$F17]; [.$G17]; [.J16]+1))">
            <text:p/>
          </table:table-cell>
          <table:table-cell table:formula="of:=IF([.$A17]=&quot;&quot;;&quot;&quot;;IF(COLUMN([.K17])-COLUMN([.$J17]) = [.$F17]; [.$G17]; [.K16]))">
            <text:p/>
          </table:table-cell>
          <table:table-cell table:formula="of:=IF([.$A17]=&quot;&quot;;&quot;&quot;;IF(COLUMN([.L17])-COLUMN([.$J17]) = [.$F17]; [.$G17]; [.L16]))">
            <text:p/>
          </table:table-cell>
          <table:table-cell table:formula="of:=IF([.$A17]=&quot;&quot;;&quot;&quot;;IF(COLUMN([.M17])-COLUMN([.$J17]) = [.$F17]; [.$G17]; [.M16]))">
            <text:p/>
          </table:table-cell>
          <table:table-cell table:formula="of:=IF([.$A17]=&quot;&quot;;&quot;&quot;;IF(COLUMN([.N17])-COLUMN([.$J17]) = [.$F17]; [.$G17]; [.N16]))">
            <text:p/>
          </table:table-cell>
          <table:table-cell table:formula="of:=IF([.$A17]=&quot;&quot;;&quot;&quot;;IF(COLUMN([.O17])-COLUMN([.$J17]) = [.$F17]; [.$G17]; [.O16]))">
            <text:p/>
          </table:table-cell>
          <table:table-cell table:formula="of:=IF([.$A17]=&quot;&quot;;&quot;&quot;;IF(COLUMN([.P17])-COLUMN([.$J17]) = [.$F17]; [.$G17]; [.P16]))">
            <text:p/>
          </table:table-cell>
          <table:table-cell table:formula="of:=IF([.$A17]=&quot;&quot;;&quot;&quot;;IF(COLUMN([.Q17])-COLUMN([.$J17]) = [.$F17]; [.$G17]; [.Q16]))">
            <text:p/>
          </table:table-cell>
          <table:table-cell/>
        </table:table-row>
        <table:table-row table:style-name="ro1">
          <table:table-cell table:formula="of:=IF(AND([.J17] &gt;= 0; [.J17] &lt; ProgramLength);INDEX([Program.A$1:.A$1048576]; [.J17]+1); &quot;&quot;)">
            <text:p/>
          </table:table-cell>
          <table:table-cell table:formula="of:=IF(AND([.J17] &gt;= 0; [.J17] &lt; ProgramLength);INDEX([Program.B$1:.B$1048576]; [.J17]+1); &quot;&quot;)">
            <text:p/>
          </table:table-cell>
          <table:table-cell table:formula="of:=IF(AND([.J17] &gt;= 0; [.J17] &lt; ProgramLength);INDEX([Program.C$1:.C$1048576]; [.J17]+1); &quot;&quot;)">
            <text:p/>
          </table:table-cell>
          <table:table-cell table:formula="of:=IF(OR([.$A18]=&quot;PUSH&quot;;[.$A18]=&quot;STORE&quot;;[.$A18]=&quot;OUTPUT&quot;);INDEX([.$J18:.$Q18];1;[.$B18]+1);&quot;&quot;)">
            <text:p/>
          </table:table-cell>
          <table:table-cell table:formula="of:=IF(OR([.$A18]=&quot;COPY&quot;;[.$A18]=&quot;OUTPUT&quot;);INDEX([.$J18:.$Q18];1;[.$C18]+1);&quot;&quot;)">
            <text:p/>
          </table:table-cell>
          <table:table-cell table:formula="of:=IF(OR([.$A18]=&quot;CONST&quot;;[.$A18]=&quot;COPY&quot;); [.$B18]; IF([.$A18]=&quot;INPUT&quot;;2;&quot;&quot;))">
            <text:p/>
          </table:table-cell>
          <table:table-cell table:formula="of:=IF([.$A18]=&quot;CONST&quot;; [.$C18]; IF([.$A18]=&quot;COPY&quot;;[.$E18];IF([.$A18]=&quot;INPUT&quot;;INDEX([Input.A$1:.Z$1048576];[.$D18]+1;[.$E18]+1);&quot;&quot;)))">
            <text:p/>
          </table:table-cell>
          <table:table-cell table:formula="of:=IF([.$A18]=&quot;OUTPUT&quot;; CONCATENATE([.$D18];&quot;,&quot;;[.$E18]); &quot;&quot;)">
            <text:p/>
          </table:table-cell>
          <table:table-cell table:formula="of:=IF([.$A18]=&quot;OUTPUT&quot;;[.$L18];&quot;&quot;)">
            <text:p/>
          </table:table-cell>
          <table:table-cell table:formula="of:=IF([.$A18]=&quot;&quot;;&quot;&quot;;IF(COLUMN([.J18])-COLUMN([.$J18]) = [.$F18]; [.$G18]; [.J17]+1))">
            <text:p/>
          </table:table-cell>
          <table:table-cell table:formula="of:=IF([.$A18]=&quot;&quot;;&quot;&quot;;IF(COLUMN([.K18])-COLUMN([.$J18]) = [.$F18]; [.$G18]; [.K17]))">
            <text:p/>
          </table:table-cell>
          <table:table-cell table:formula="of:=IF([.$A18]=&quot;&quot;;&quot;&quot;;IF(COLUMN([.L18])-COLUMN([.$J18]) = [.$F18]; [.$G18]; [.L17]))">
            <text:p/>
          </table:table-cell>
          <table:table-cell table:formula="of:=IF([.$A18]=&quot;&quot;;&quot;&quot;;IF(COLUMN([.M18])-COLUMN([.$J18]) = [.$F18]; [.$G18]; [.M17]))">
            <text:p/>
          </table:table-cell>
          <table:table-cell table:formula="of:=IF([.$A18]=&quot;&quot;;&quot;&quot;;IF(COLUMN([.N18])-COLUMN([.$J18]) = [.$F18]; [.$G18]; [.N17]))">
            <text:p/>
          </table:table-cell>
          <table:table-cell table:formula="of:=IF([.$A18]=&quot;&quot;;&quot;&quot;;IF(COLUMN([.O18])-COLUMN([.$J18]) = [.$F18]; [.$G18]; [.O17]))">
            <text:p/>
          </table:table-cell>
          <table:table-cell table:formula="of:=IF([.$A18]=&quot;&quot;;&quot;&quot;;IF(COLUMN([.P18])-COLUMN([.$J18]) = [.$F18]; [.$G18]; [.P17]))">
            <text:p/>
          </table:table-cell>
          <table:table-cell table:formula="of:=IF([.$A18]=&quot;&quot;;&quot;&quot;;IF(COLUMN([.Q18])-COLUMN([.$J18]) = [.$F18]; [.$G18]; [.Q17]))">
            <text:p/>
          </table:table-cell>
          <table:table-cell/>
        </table:table-row>
        <table:table-row table:style-name="ro1">
          <table:table-cell table:formula="of:=IF(AND([.J18] &gt;= 0; [.J18] &lt; ProgramLength);INDEX([Program.A$1:.A$1048576]; [.J18]+1); &quot;&quot;)">
            <text:p/>
          </table:table-cell>
          <table:table-cell table:formula="of:=IF(AND([.J18] &gt;= 0; [.J18] &lt; ProgramLength);INDEX([Program.B$1:.B$1048576]; [.J18]+1); &quot;&quot;)">
            <text:p/>
          </table:table-cell>
          <table:table-cell table:formula="of:=IF(AND([.J18] &gt;= 0; [.J18] &lt; ProgramLength);INDEX([Program.C$1:.C$1048576]; [.J18]+1); &quot;&quot;)">
            <text:p/>
          </table:table-cell>
          <table:table-cell table:formula="of:=IF(OR([.$A19]=&quot;PUSH&quot;;[.$A19]=&quot;STORE&quot;;[.$A19]=&quot;OUTPUT&quot;);INDEX([.$J19:.$Q19];1;[.$B19]+1);&quot;&quot;)">
            <text:p/>
          </table:table-cell>
          <table:table-cell table:formula="of:=IF(OR([.$A19]=&quot;COPY&quot;;[.$A19]=&quot;OUTPUT&quot;);INDEX([.$J19:.$Q19];1;[.$C19]+1);&quot;&quot;)">
            <text:p/>
          </table:table-cell>
          <table:table-cell table:formula="of:=IF(OR([.$A19]=&quot;CONST&quot;;[.$A19]=&quot;COPY&quot;); [.$B19]; IF([.$A19]=&quot;INPUT&quot;;2;&quot;&quot;))">
            <text:p/>
          </table:table-cell>
          <table:table-cell table:formula="of:=IF([.$A19]=&quot;CONST&quot;; [.$C19]; IF([.$A19]=&quot;COPY&quot;;[.$E19];IF([.$A19]=&quot;INPUT&quot;;INDEX([Input.A$1:.Z$1048576];[.$D19]+1;[.$E19]+1);&quot;&quot;)))">
            <text:p/>
          </table:table-cell>
          <table:table-cell table:formula="of:=IF([.$A19]=&quot;OUTPUT&quot;; CONCATENATE([.$D19];&quot;,&quot;;[.$E19]); &quot;&quot;)">
            <text:p/>
          </table:table-cell>
          <table:table-cell table:formula="of:=IF([.$A19]=&quot;OUTPUT&quot;;[.$L19];&quot;&quot;)">
            <text:p/>
          </table:table-cell>
          <table:table-cell table:formula="of:=IF([.$A19]=&quot;&quot;;&quot;&quot;;IF(COLUMN([.J19])-COLUMN([.$J19]) = [.$F19]; [.$G19]; [.J18]+1))">
            <text:p/>
          </table:table-cell>
          <table:table-cell table:formula="of:=IF([.$A19]=&quot;&quot;;&quot;&quot;;IF(COLUMN([.K19])-COLUMN([.$J19]) = [.$F19]; [.$G19]; [.K18]))">
            <text:p/>
          </table:table-cell>
          <table:table-cell table:formula="of:=IF([.$A19]=&quot;&quot;;&quot;&quot;;IF(COLUMN([.L19])-COLUMN([.$J19]) = [.$F19]; [.$G19]; [.L18]))">
            <text:p/>
          </table:table-cell>
          <table:table-cell table:formula="of:=IF([.$A19]=&quot;&quot;;&quot;&quot;;IF(COLUMN([.M19])-COLUMN([.$J19]) = [.$F19]; [.$G19]; [.M18]))">
            <text:p/>
          </table:table-cell>
          <table:table-cell table:formula="of:=IF([.$A19]=&quot;&quot;;&quot;&quot;;IF(COLUMN([.N19])-COLUMN([.$J19]) = [.$F19]; [.$G19]; [.N18]))">
            <text:p/>
          </table:table-cell>
          <table:table-cell table:formula="of:=IF([.$A19]=&quot;&quot;;&quot;&quot;;IF(COLUMN([.O19])-COLUMN([.$J19]) = [.$F19]; [.$G19]; [.O18]))">
            <text:p/>
          </table:table-cell>
          <table:table-cell table:formula="of:=IF([.$A19]=&quot;&quot;;&quot;&quot;;IF(COLUMN([.P19])-COLUMN([.$J19]) = [.$F19]; [.$G19]; [.P18]))">
            <text:p/>
          </table:table-cell>
          <table:table-cell table:formula="of:=IF([.$A19]=&quot;&quot;;&quot;&quot;;IF(COLUMN([.Q19])-COLUMN([.$J19]) = [.$F19]; [.$G19]; [.Q18]))">
            <text:p/>
          </table:table-cell>
          <table:table-cell/>
        </table:table-row>
        <table:table-row table:style-name="ro1">
          <table:table-cell table:formula="of:=IF(AND([.J19] &gt;= 0; [.J19] &lt; ProgramLength);INDEX([Program.A$1:.A$1048576]; [.J19]+1); &quot;&quot;)">
            <text:p/>
          </table:table-cell>
          <table:table-cell table:formula="of:=IF(AND([.J19] &gt;= 0; [.J19] &lt; ProgramLength);INDEX([Program.B$1:.B$1048576]; [.J19]+1); &quot;&quot;)">
            <text:p/>
          </table:table-cell>
          <table:table-cell table:formula="of:=IF(AND([.J19] &gt;= 0; [.J19] &lt; ProgramLength);INDEX([Program.C$1:.C$1048576]; [.J19]+1); &quot;&quot;)">
            <text:p/>
          </table:table-cell>
          <table:table-cell table:formula="of:=IF(OR([.$A20]=&quot;PUSH&quot;;[.$A20]=&quot;STORE&quot;;[.$A20]=&quot;OUTPUT&quot;);INDEX([.$J20:.$Q20];1;[.$B20]+1);&quot;&quot;)">
            <text:p/>
          </table:table-cell>
          <table:table-cell table:formula="of:=IF(OR([.$A20]=&quot;COPY&quot;;[.$A20]=&quot;OUTPUT&quot;);INDEX([.$J20:.$Q20];1;[.$C20]+1);&quot;&quot;)">
            <text:p/>
          </table:table-cell>
          <table:table-cell table:formula="of:=IF(OR([.$A20]=&quot;CONST&quot;;[.$A20]=&quot;COPY&quot;); [.$B20]; IF([.$A20]=&quot;INPUT&quot;;2;&quot;&quot;))">
            <text:p/>
          </table:table-cell>
          <table:table-cell table:formula="of:=IF([.$A20]=&quot;CONST&quot;; [.$C20]; IF([.$A20]=&quot;COPY&quot;;[.$E20];IF([.$A20]=&quot;INPUT&quot;;INDEX([Input.A$1:.Z$1048576];[.$D20]+1;[.$E20]+1);&quot;&quot;)))">
            <text:p/>
          </table:table-cell>
          <table:table-cell table:formula="of:=IF([.$A20]=&quot;OUTPUT&quot;; CONCATENATE([.$D20];&quot;,&quot;;[.$E20]); &quot;&quot;)">
            <text:p/>
          </table:table-cell>
          <table:table-cell table:formula="of:=IF([.$A20]=&quot;OUTPUT&quot;;[.$L20];&quot;&quot;)">
            <text:p/>
          </table:table-cell>
          <table:table-cell table:formula="of:=IF([.$A20]=&quot;&quot;;&quot;&quot;;IF(COLUMN([.J20])-COLUMN([.$J20]) = [.$F20]; [.$G20]; [.J19]+1))">
            <text:p/>
          </table:table-cell>
          <table:table-cell table:formula="of:=IF([.$A20]=&quot;&quot;;&quot;&quot;;IF(COLUMN([.K20])-COLUMN([.$J20]) = [.$F20]; [.$G20]; [.K19]))">
            <text:p/>
          </table:table-cell>
          <table:table-cell table:formula="of:=IF([.$A20]=&quot;&quot;;&quot;&quot;;IF(COLUMN([.L20])-COLUMN([.$J20]) = [.$F20]; [.$G20]; [.L19]))">
            <text:p/>
          </table:table-cell>
          <table:table-cell table:formula="of:=IF([.$A20]=&quot;&quot;;&quot;&quot;;IF(COLUMN([.M20])-COLUMN([.$J20]) = [.$F20]; [.$G20]; [.M19]))">
            <text:p/>
          </table:table-cell>
          <table:table-cell table:formula="of:=IF([.$A20]=&quot;&quot;;&quot;&quot;;IF(COLUMN([.N20])-COLUMN([.$J20]) = [.$F20]; [.$G20]; [.N19]))">
            <text:p/>
          </table:table-cell>
          <table:table-cell table:formula="of:=IF([.$A20]=&quot;&quot;;&quot;&quot;;IF(COLUMN([.O20])-COLUMN([.$J20]) = [.$F20]; [.$G20]; [.O19]))">
            <text:p/>
          </table:table-cell>
          <table:table-cell table:formula="of:=IF([.$A20]=&quot;&quot;;&quot;&quot;;IF(COLUMN([.P20])-COLUMN([.$J20]) = [.$F20]; [.$G20]; [.P19]))">
            <text:p/>
          </table:table-cell>
          <table:table-cell table:formula="of:=IF([.$A20]=&quot;&quot;;&quot;&quot;;IF(COLUMN([.Q20])-COLUMN([.$J20]) = [.$F20]; [.$G20]; [.Q19]))">
            <text:p/>
          </table:table-cell>
          <table:table-cell/>
        </table:table-row>
        <table:table-row table:style-name="ro1">
          <table:table-cell table:formula="of:=IF(AND([.J20] &gt;= 0; [.J20] &lt; ProgramLength);INDEX([Program.A$1:.A$1048576]; [.J20]+1); &quot;&quot;)">
            <text:p/>
          </table:table-cell>
          <table:table-cell table:formula="of:=IF(AND([.J20] &gt;= 0; [.J20] &lt; ProgramLength);INDEX([Program.B$1:.B$1048576]; [.J20]+1); &quot;&quot;)">
            <text:p/>
          </table:table-cell>
          <table:table-cell table:formula="of:=IF(AND([.J20] &gt;= 0; [.J20] &lt; ProgramLength);INDEX([Program.C$1:.C$1048576]; [.J20]+1); &quot;&quot;)">
            <text:p/>
          </table:table-cell>
          <table:table-cell table:formula="of:=IF(OR([.$A21]=&quot;PUSH&quot;;[.$A21]=&quot;STORE&quot;;[.$A21]=&quot;OUTPUT&quot;);INDEX([.$J21:.$Q21];1;[.$B21]+1);&quot;&quot;)">
            <text:p/>
          </table:table-cell>
          <table:table-cell table:formula="of:=IF(OR([.$A21]=&quot;COPY&quot;;[.$A21]=&quot;OUTPUT&quot;);INDEX([.$J21:.$Q21];1;[.$C21]+1);&quot;&quot;)">
            <text:p/>
          </table:table-cell>
          <table:table-cell table:formula="of:=IF(OR([.$A21]=&quot;CONST&quot;;[.$A21]=&quot;COPY&quot;); [.$B21]; IF([.$A21]=&quot;INPUT&quot;;2;&quot;&quot;))">
            <text:p/>
          </table:table-cell>
          <table:table-cell table:formula="of:=IF([.$A21]=&quot;CONST&quot;; [.$C21]; IF([.$A21]=&quot;COPY&quot;;[.$E21];IF([.$A21]=&quot;INPUT&quot;;INDEX([Input.A$1:.Z$1048576];[.$D21]+1;[.$E21]+1);&quot;&quot;)))">
            <text:p/>
          </table:table-cell>
          <table:table-cell table:formula="of:=IF([.$A21]=&quot;OUTPUT&quot;; CONCATENATE([.$D21];&quot;,&quot;;[.$E21]); &quot;&quot;)">
            <text:p/>
          </table:table-cell>
          <table:table-cell table:formula="of:=IF([.$A21]=&quot;OUTPUT&quot;;[.$L21];&quot;&quot;)">
            <text:p/>
          </table:table-cell>
          <table:table-cell table:formula="of:=IF([.$A21]=&quot;&quot;;&quot;&quot;;IF(COLUMN([.J21])-COLUMN([.$J21]) = [.$F21]; [.$G21]; [.J20]+1))">
            <text:p/>
          </table:table-cell>
          <table:table-cell table:formula="of:=IF([.$A21]=&quot;&quot;;&quot;&quot;;IF(COLUMN([.K21])-COLUMN([.$J21]) = [.$F21]; [.$G21]; [.K20]))">
            <text:p/>
          </table:table-cell>
          <table:table-cell table:formula="of:=IF([.$A21]=&quot;&quot;;&quot;&quot;;IF(COLUMN([.L21])-COLUMN([.$J21]) = [.$F21]; [.$G21]; [.L20]))">
            <text:p/>
          </table:table-cell>
          <table:table-cell table:formula="of:=IF([.$A21]=&quot;&quot;;&quot;&quot;;IF(COLUMN([.M21])-COLUMN([.$J21]) = [.$F21]; [.$G21]; [.M20]))">
            <text:p/>
          </table:table-cell>
          <table:table-cell table:formula="of:=IF([.$A21]=&quot;&quot;;&quot;&quot;;IF(COLUMN([.N21])-COLUMN([.$J21]) = [.$F21]; [.$G21]; [.N20]))">
            <text:p/>
          </table:table-cell>
          <table:table-cell table:formula="of:=IF([.$A21]=&quot;&quot;;&quot;&quot;;IF(COLUMN([.O21])-COLUMN([.$J21]) = [.$F21]; [.$G21]; [.O20]))">
            <text:p/>
          </table:table-cell>
          <table:table-cell table:formula="of:=IF([.$A21]=&quot;&quot;;&quot;&quot;;IF(COLUMN([.P21])-COLUMN([.$J21]) = [.$F21]; [.$G21]; [.P20]))">
            <text:p/>
          </table:table-cell>
          <table:table-cell table:formula="of:=IF([.$A21]=&quot;&quot;;&quot;&quot;;IF(COLUMN([.Q21])-COLUMN([.$J21]) = [.$F21]; [.$G21]; [.Q20]))">
            <text:p/>
          </table:table-cell>
          <table:table-cell/>
        </table:table-row>
        <table:table-row table:style-name="ro1">
          <table:table-cell table:formula="of:=IF(AND([.J21] &gt;= 0; [.J21] &lt; ProgramLength);INDEX([Program.A$1:.A$1048576]; [.J21]+1); &quot;&quot;)">
            <text:p/>
          </table:table-cell>
          <table:table-cell table:formula="of:=IF(AND([.J21] &gt;= 0; [.J21] &lt; ProgramLength);INDEX([Program.B$1:.B$1048576]; [.J21]+1); &quot;&quot;)">
            <text:p/>
          </table:table-cell>
          <table:table-cell table:formula="of:=IF(AND([.J21] &gt;= 0; [.J21] &lt; ProgramLength);INDEX([Program.C$1:.C$1048576]; [.J21]+1); &quot;&quot;)">
            <text:p/>
          </table:table-cell>
          <table:table-cell table:formula="of:=IF(OR([.$A22]=&quot;PUSH&quot;;[.$A22]=&quot;STORE&quot;;[.$A22]=&quot;OUTPUT&quot;);INDEX([.$J22:.$Q22];1;[.$B22]+1);&quot;&quot;)">
            <text:p/>
          </table:table-cell>
          <table:table-cell table:formula="of:=IF(OR([.$A22]=&quot;COPY&quot;;[.$A22]=&quot;OUTPUT&quot;);INDEX([.$J22:.$Q22];1;[.$C22]+1);&quot;&quot;)">
            <text:p/>
          </table:table-cell>
          <table:table-cell table:formula="of:=IF(OR([.$A22]=&quot;CONST&quot;;[.$A22]=&quot;COPY&quot;); [.$B22]; IF([.$A22]=&quot;INPUT&quot;;2;&quot;&quot;))">
            <text:p/>
          </table:table-cell>
          <table:table-cell table:formula="of:=IF([.$A22]=&quot;CONST&quot;; [.$C22]; IF([.$A22]=&quot;COPY&quot;;[.$E22];IF([.$A22]=&quot;INPUT&quot;;INDEX([Input.A$1:.Z$1048576];[.$D22]+1;[.$E22]+1);&quot;&quot;)))">
            <text:p/>
          </table:table-cell>
          <table:table-cell table:formula="of:=IF([.$A22]=&quot;OUTPUT&quot;; CONCATENATE([.$D22];&quot;,&quot;;[.$E22]); &quot;&quot;)">
            <text:p/>
          </table:table-cell>
          <table:table-cell table:formula="of:=IF([.$A22]=&quot;OUTPUT&quot;;[.$L22];&quot;&quot;)">
            <text:p/>
          </table:table-cell>
          <table:table-cell table:formula="of:=IF([.$A22]=&quot;&quot;;&quot;&quot;;IF(COLUMN([.J22])-COLUMN([.$J22]) = [.$F22]; [.$G22]; [.J21]+1))">
            <text:p/>
          </table:table-cell>
          <table:table-cell table:formula="of:=IF([.$A22]=&quot;&quot;;&quot;&quot;;IF(COLUMN([.K22])-COLUMN([.$J22]) = [.$F22]; [.$G22]; [.K21]))">
            <text:p/>
          </table:table-cell>
          <table:table-cell table:formula="of:=IF([.$A22]=&quot;&quot;;&quot;&quot;;IF(COLUMN([.L22])-COLUMN([.$J22]) = [.$F22]; [.$G22]; [.L21]))">
            <text:p/>
          </table:table-cell>
          <table:table-cell table:formula="of:=IF([.$A22]=&quot;&quot;;&quot;&quot;;IF(COLUMN([.M22])-COLUMN([.$J22]) = [.$F22]; [.$G22]; [.M21]))">
            <text:p/>
          </table:table-cell>
          <table:table-cell table:formula="of:=IF([.$A22]=&quot;&quot;;&quot;&quot;;IF(COLUMN([.N22])-COLUMN([.$J22]) = [.$F22]; [.$G22]; [.N21]))">
            <text:p/>
          </table:table-cell>
          <table:table-cell table:formula="of:=IF([.$A22]=&quot;&quot;;&quot;&quot;;IF(COLUMN([.O22])-COLUMN([.$J22]) = [.$F22]; [.$G22]; [.O21]))">
            <text:p/>
          </table:table-cell>
          <table:table-cell table:formula="of:=IF([.$A22]=&quot;&quot;;&quot;&quot;;IF(COLUMN([.P22])-COLUMN([.$J22]) = [.$F22]; [.$G22]; [.P21]))">
            <text:p/>
          </table:table-cell>
          <table:table-cell table:formula="of:=IF([.$A22]=&quot;&quot;;&quot;&quot;;IF(COLUMN([.Q22])-COLUMN([.$J22]) = [.$F22]; [.$G22]; [.Q21]))">
            <text:p/>
          </table:table-cell>
          <table:table-cell/>
        </table:table-row>
        <table:table-row table:style-name="ro1">
          <table:table-cell table:formula="of:=IF(AND([.J22] &gt;= 0; [.J22] &lt; ProgramLength);INDEX([Program.A$1:.A$1048576]; [.J22]+1); &quot;&quot;)">
            <text:p/>
          </table:table-cell>
          <table:table-cell table:formula="of:=IF(AND([.J22] &gt;= 0; [.J22] &lt; ProgramLength);INDEX([Program.B$1:.B$1048576]; [.J22]+1); &quot;&quot;)">
            <text:p/>
          </table:table-cell>
          <table:table-cell table:formula="of:=IF(AND([.J22] &gt;= 0; [.J22] &lt; ProgramLength);INDEX([Program.C$1:.C$1048576]; [.J22]+1); &quot;&quot;)">
            <text:p/>
          </table:table-cell>
          <table:table-cell table:formula="of:=IF(OR([.$A23]=&quot;PUSH&quot;;[.$A23]=&quot;STORE&quot;;[.$A23]=&quot;OUTPUT&quot;);INDEX([.$J23:.$Q23];1;[.$B23]+1);&quot;&quot;)">
            <text:p/>
          </table:table-cell>
          <table:table-cell table:formula="of:=IF(OR([.$A23]=&quot;COPY&quot;;[.$A23]=&quot;OUTPUT&quot;);INDEX([.$J23:.$Q23];1;[.$C23]+1);&quot;&quot;)">
            <text:p/>
          </table:table-cell>
          <table:table-cell table:formula="of:=IF(OR([.$A23]=&quot;CONST&quot;;[.$A23]=&quot;COPY&quot;); [.$B23]; IF([.$A23]=&quot;INPUT&quot;;2;&quot;&quot;))">
            <text:p/>
          </table:table-cell>
          <table:table-cell table:formula="of:=IF([.$A23]=&quot;CONST&quot;; [.$C23]; IF([.$A23]=&quot;COPY&quot;;[.$E23];IF([.$A23]=&quot;INPUT&quot;;INDEX([Input.A$1:.Z$1048576];[.$D23]+1;[.$E23]+1);&quot;&quot;)))">
            <text:p/>
          </table:table-cell>
          <table:table-cell table:formula="of:=IF([.$A23]=&quot;OUTPUT&quot;; CONCATENATE([.$D23];&quot;,&quot;;[.$E23]); &quot;&quot;)">
            <text:p/>
          </table:table-cell>
          <table:table-cell table:formula="of:=IF([.$A23]=&quot;OUTPUT&quot;;[.$L23];&quot;&quot;)">
            <text:p/>
          </table:table-cell>
          <table:table-cell table:formula="of:=IF([.$A23]=&quot;&quot;;&quot;&quot;;IF(COLUMN([.J23])-COLUMN([.$J23]) = [.$F23]; [.$G23]; [.J22]+1))">
            <text:p/>
          </table:table-cell>
          <table:table-cell table:formula="of:=IF([.$A23]=&quot;&quot;;&quot;&quot;;IF(COLUMN([.K23])-COLUMN([.$J23]) = [.$F23]; [.$G23]; [.K22]))">
            <text:p/>
          </table:table-cell>
          <table:table-cell table:formula="of:=IF([.$A23]=&quot;&quot;;&quot;&quot;;IF(COLUMN([.L23])-COLUMN([.$J23]) = [.$F23]; [.$G23]; [.L22]))">
            <text:p/>
          </table:table-cell>
          <table:table-cell table:formula="of:=IF([.$A23]=&quot;&quot;;&quot;&quot;;IF(COLUMN([.M23])-COLUMN([.$J23]) = [.$F23]; [.$G23]; [.M22]))">
            <text:p/>
          </table:table-cell>
          <table:table-cell table:formula="of:=IF([.$A23]=&quot;&quot;;&quot;&quot;;IF(COLUMN([.N23])-COLUMN([.$J23]) = [.$F23]; [.$G23]; [.N22]))">
            <text:p/>
          </table:table-cell>
          <table:table-cell table:formula="of:=IF([.$A23]=&quot;&quot;;&quot;&quot;;IF(COLUMN([.O23])-COLUMN([.$J23]) = [.$F23]; [.$G23]; [.O22]))">
            <text:p/>
          </table:table-cell>
          <table:table-cell table:formula="of:=IF([.$A23]=&quot;&quot;;&quot;&quot;;IF(COLUMN([.P23])-COLUMN([.$J23]) = [.$F23]; [.$G23]; [.P22]))">
            <text:p/>
          </table:table-cell>
          <table:table-cell table:formula="of:=IF([.$A23]=&quot;&quot;;&quot;&quot;;IF(COLUMN([.Q23])-COLUMN([.$J23]) = [.$F23]; [.$G23]; [.Q22]))">
            <text:p/>
          </table:table-cell>
          <table:table-cell/>
        </table:table-row>
        <table:table-row table:style-name="ro1">
          <table:table-cell table:formula="of:=IF(AND([.J23] &gt;= 0; [.J23] &lt; ProgramLength);INDEX([Program.A$1:.A$1048576]; [.J23]+1); &quot;&quot;)">
            <text:p/>
          </table:table-cell>
          <table:table-cell table:formula="of:=IF(AND([.J23] &gt;= 0; [.J23] &lt; ProgramLength);INDEX([Program.B$1:.B$1048576]; [.J23]+1); &quot;&quot;)">
            <text:p/>
          </table:table-cell>
          <table:table-cell table:formula="of:=IF(AND([.J23] &gt;= 0; [.J23] &lt; ProgramLength);INDEX([Program.C$1:.C$1048576]; [.J23]+1); &quot;&quot;)">
            <text:p/>
          </table:table-cell>
          <table:table-cell table:formula="of:=IF(OR([.$A24]=&quot;PUSH&quot;;[.$A24]=&quot;STORE&quot;;[.$A24]=&quot;OUTPUT&quot;);INDEX([.$J24:.$Q24];1;[.$B24]+1);&quot;&quot;)">
            <text:p/>
          </table:table-cell>
          <table:table-cell table:formula="of:=IF(OR([.$A24]=&quot;COPY&quot;;[.$A24]=&quot;OUTPUT&quot;);INDEX([.$J24:.$Q24];1;[.$C24]+1);&quot;&quot;)">
            <text:p/>
          </table:table-cell>
          <table:table-cell table:formula="of:=IF(OR([.$A24]=&quot;CONST&quot;;[.$A24]=&quot;COPY&quot;); [.$B24]; IF([.$A24]=&quot;INPUT&quot;;2;&quot;&quot;))">
            <text:p/>
          </table:table-cell>
          <table:table-cell table:formula="of:=IF([.$A24]=&quot;CONST&quot;; [.$C24]; IF([.$A24]=&quot;COPY&quot;;[.$E24];IF([.$A24]=&quot;INPUT&quot;;INDEX([Input.A$1:.Z$1048576];[.$D24]+1;[.$E24]+1);&quot;&quot;)))">
            <text:p/>
          </table:table-cell>
          <table:table-cell table:formula="of:=IF([.$A24]=&quot;OUTPUT&quot;; CONCATENATE([.$D24];&quot;,&quot;;[.$E24]); &quot;&quot;)">
            <text:p/>
          </table:table-cell>
          <table:table-cell table:formula="of:=IF([.$A24]=&quot;OUTPUT&quot;;[.$L24];&quot;&quot;)">
            <text:p/>
          </table:table-cell>
          <table:table-cell table:formula="of:=IF([.$A24]=&quot;&quot;;&quot;&quot;;IF(COLUMN([.J24])-COLUMN([.$J24]) = [.$F24]; [.$G24]; [.J23]+1))">
            <text:p/>
          </table:table-cell>
          <table:table-cell table:formula="of:=IF([.$A24]=&quot;&quot;;&quot;&quot;;IF(COLUMN([.K24])-COLUMN([.$J24]) = [.$F24]; [.$G24]; [.K23]))">
            <text:p/>
          </table:table-cell>
          <table:table-cell table:formula="of:=IF([.$A24]=&quot;&quot;;&quot;&quot;;IF(COLUMN([.L24])-COLUMN([.$J24]) = [.$F24]; [.$G24]; [.L23]))">
            <text:p/>
          </table:table-cell>
          <table:table-cell table:formula="of:=IF([.$A24]=&quot;&quot;;&quot;&quot;;IF(COLUMN([.M24])-COLUMN([.$J24]) = [.$F24]; [.$G24]; [.M23]))">
            <text:p/>
          </table:table-cell>
          <table:table-cell table:formula="of:=IF([.$A24]=&quot;&quot;;&quot;&quot;;IF(COLUMN([.N24])-COLUMN([.$J24]) = [.$F24]; [.$G24]; [.N23]))">
            <text:p/>
          </table:table-cell>
          <table:table-cell table:formula="of:=IF([.$A24]=&quot;&quot;;&quot;&quot;;IF(COLUMN([.O24])-COLUMN([.$J24]) = [.$F24]; [.$G24]; [.O23]))">
            <text:p/>
          </table:table-cell>
          <table:table-cell table:formula="of:=IF([.$A24]=&quot;&quot;;&quot;&quot;;IF(COLUMN([.P24])-COLUMN([.$J24]) = [.$F24]; [.$G24]; [.P23]))">
            <text:p/>
          </table:table-cell>
          <table:table-cell table:formula="of:=IF([.$A24]=&quot;&quot;;&quot;&quot;;IF(COLUMN([.Q24])-COLUMN([.$J24]) = [.$F24]; [.$G24]; [.Q23]))">
            <text:p/>
          </table:table-cell>
          <table:table-cell/>
        </table:table-row>
        <table:table-row table:style-name="ro1">
          <table:table-cell table:formula="of:=IF(AND([.J24] &gt;= 0; [.J24] &lt; ProgramLength);INDEX([Program.A$1:.A$1048576]; [.J24]+1); &quot;&quot;)">
            <text:p/>
          </table:table-cell>
          <table:table-cell table:formula="of:=IF(AND([.J24] &gt;= 0; [.J24] &lt; ProgramLength);INDEX([Program.B$1:.B$1048576]; [.J24]+1); &quot;&quot;)">
            <text:p/>
          </table:table-cell>
          <table:table-cell table:formula="of:=IF(AND([.J24] &gt;= 0; [.J24] &lt; ProgramLength);INDEX([Program.C$1:.C$1048576]; [.J24]+1); &quot;&quot;)">
            <text:p/>
          </table:table-cell>
          <table:table-cell table:formula="of:=IF(OR([.$A25]=&quot;PUSH&quot;;[.$A25]=&quot;STORE&quot;;[.$A25]=&quot;OUTPUT&quot;);INDEX([.$J25:.$Q25];1;[.$B25]+1);&quot;&quot;)">
            <text:p/>
          </table:table-cell>
          <table:table-cell table:formula="of:=IF(OR([.$A25]=&quot;COPY&quot;;[.$A25]=&quot;OUTPUT&quot;);INDEX([.$J25:.$Q25];1;[.$C25]+1);&quot;&quot;)">
            <text:p/>
          </table:table-cell>
          <table:table-cell table:formula="of:=IF(OR([.$A25]=&quot;CONST&quot;;[.$A25]=&quot;COPY&quot;); [.$B25]; IF([.$A25]=&quot;INPUT&quot;;2;&quot;&quot;))">
            <text:p/>
          </table:table-cell>
          <table:table-cell table:formula="of:=IF([.$A25]=&quot;CONST&quot;; [.$C25]; IF([.$A25]=&quot;COPY&quot;;[.$E25];IF([.$A25]=&quot;INPUT&quot;;INDEX([Input.A$1:.Z$1048576];[.$D25]+1;[.$E25]+1);&quot;&quot;)))">
            <text:p/>
          </table:table-cell>
          <table:table-cell table:formula="of:=IF([.$A25]=&quot;OUTPUT&quot;; CONCATENATE([.$D25];&quot;,&quot;;[.$E25]); &quot;&quot;)">
            <text:p/>
          </table:table-cell>
          <table:table-cell table:formula="of:=IF([.$A25]=&quot;OUTPUT&quot;;[.$L25];&quot;&quot;)">
            <text:p/>
          </table:table-cell>
          <table:table-cell table:formula="of:=IF([.$A25]=&quot;&quot;;&quot;&quot;;IF(COLUMN([.J25])-COLUMN([.$J25]) = [.$F25]; [.$G25]; [.J24]+1))">
            <text:p/>
          </table:table-cell>
          <table:table-cell table:formula="of:=IF([.$A25]=&quot;&quot;;&quot;&quot;;IF(COLUMN([.K25])-COLUMN([.$J25]) = [.$F25]; [.$G25]; [.K24]))">
            <text:p/>
          </table:table-cell>
          <table:table-cell table:formula="of:=IF([.$A25]=&quot;&quot;;&quot;&quot;;IF(COLUMN([.L25])-COLUMN([.$J25]) = [.$F25]; [.$G25]; [.L24]))">
            <text:p/>
          </table:table-cell>
          <table:table-cell table:formula="of:=IF([.$A25]=&quot;&quot;;&quot;&quot;;IF(COLUMN([.M25])-COLUMN([.$J25]) = [.$F25]; [.$G25]; [.M24]))">
            <text:p/>
          </table:table-cell>
          <table:table-cell table:formula="of:=IF([.$A25]=&quot;&quot;;&quot;&quot;;IF(COLUMN([.N25])-COLUMN([.$J25]) = [.$F25]; [.$G25]; [.N24]))">
            <text:p/>
          </table:table-cell>
          <table:table-cell table:formula="of:=IF([.$A25]=&quot;&quot;;&quot;&quot;;IF(COLUMN([.O25])-COLUMN([.$J25]) = [.$F25]; [.$G25]; [.O24]))">
            <text:p/>
          </table:table-cell>
          <table:table-cell table:formula="of:=IF([.$A25]=&quot;&quot;;&quot;&quot;;IF(COLUMN([.P25])-COLUMN([.$J25]) = [.$F25]; [.$G25]; [.P24]))">
            <text:p/>
          </table:table-cell>
          <table:table-cell table:formula="of:=IF([.$A25]=&quot;&quot;;&quot;&quot;;IF(COLUMN([.Q25])-COLUMN([.$J25]) = [.$F25]; [.$G25]; [.Q24]))">
            <text:p/>
          </table:table-cell>
          <table:table-cell/>
        </table:table-row>
        <table:table-row table:style-name="ro1">
          <table:table-cell table:formula="of:=IF(AND([.J25] &gt;= 0; [.J25] &lt; ProgramLength);INDEX([Program.A$1:.A$1048576]; [.J25]+1); &quot;&quot;)">
            <text:p/>
          </table:table-cell>
          <table:table-cell table:formula="of:=IF(AND([.J25] &gt;= 0; [.J25] &lt; ProgramLength);INDEX([Program.B$1:.B$1048576]; [.J25]+1); &quot;&quot;)">
            <text:p/>
          </table:table-cell>
          <table:table-cell table:formula="of:=IF(AND([.J25] &gt;= 0; [.J25] &lt; ProgramLength);INDEX([Program.C$1:.C$1048576]; [.J25]+1); &quot;&quot;)">
            <text:p/>
          </table:table-cell>
          <table:table-cell table:formula="of:=IF(OR([.$A26]=&quot;PUSH&quot;;[.$A26]=&quot;STORE&quot;;[.$A26]=&quot;OUTPUT&quot;);INDEX([.$J26:.$Q26];1;[.$B26]+1);&quot;&quot;)">
            <text:p/>
          </table:table-cell>
          <table:table-cell table:formula="of:=IF(OR([.$A26]=&quot;COPY&quot;;[.$A26]=&quot;OUTPUT&quot;);INDEX([.$J26:.$Q26];1;[.$C26]+1);&quot;&quot;)">
            <text:p/>
          </table:table-cell>
          <table:table-cell table:formula="of:=IF(OR([.$A26]=&quot;CONST&quot;;[.$A26]=&quot;COPY&quot;); [.$B26]; IF([.$A26]=&quot;INPUT&quot;;2;&quot;&quot;))">
            <text:p/>
          </table:table-cell>
          <table:table-cell table:formula="of:=IF([.$A26]=&quot;CONST&quot;; [.$C26]; IF([.$A26]=&quot;COPY&quot;;[.$E26];IF([.$A26]=&quot;INPUT&quot;;INDEX([Input.A$1:.Z$1048576];[.$D26]+1;[.$E26]+1);&quot;&quot;)))">
            <text:p/>
          </table:table-cell>
          <table:table-cell table:formula="of:=IF([.$A26]=&quot;OUTPUT&quot;; CONCATENATE([.$D26];&quot;,&quot;;[.$E26]); &quot;&quot;)">
            <text:p/>
          </table:table-cell>
          <table:table-cell table:formula="of:=IF([.$A26]=&quot;OUTPUT&quot;;[.$L26];&quot;&quot;)">
            <text:p/>
          </table:table-cell>
          <table:table-cell table:formula="of:=IF([.$A26]=&quot;&quot;;&quot;&quot;;IF(COLUMN([.J26])-COLUMN([.$J26]) = [.$F26]; [.$G26]; [.J25]+1))">
            <text:p/>
          </table:table-cell>
          <table:table-cell table:formula="of:=IF([.$A26]=&quot;&quot;;&quot;&quot;;IF(COLUMN([.K26])-COLUMN([.$J26]) = [.$F26]; [.$G26]; [.K25]))">
            <text:p/>
          </table:table-cell>
          <table:table-cell table:formula="of:=IF([.$A26]=&quot;&quot;;&quot;&quot;;IF(COLUMN([.L26])-COLUMN([.$J26]) = [.$F26]; [.$G26]; [.L25]))">
            <text:p/>
          </table:table-cell>
          <table:table-cell table:formula="of:=IF([.$A26]=&quot;&quot;;&quot;&quot;;IF(COLUMN([.M26])-COLUMN([.$J26]) = [.$F26]; [.$G26]; [.M25]))">
            <text:p/>
          </table:table-cell>
          <table:table-cell table:formula="of:=IF([.$A26]=&quot;&quot;;&quot;&quot;;IF(COLUMN([.N26])-COLUMN([.$J26]) = [.$F26]; [.$G26]; [.N25]))">
            <text:p/>
          </table:table-cell>
          <table:table-cell table:formula="of:=IF([.$A26]=&quot;&quot;;&quot;&quot;;IF(COLUMN([.O26])-COLUMN([.$J26]) = [.$F26]; [.$G26]; [.O25]))">
            <text:p/>
          </table:table-cell>
          <table:table-cell table:formula="of:=IF([.$A26]=&quot;&quot;;&quot;&quot;;IF(COLUMN([.P26])-COLUMN([.$J26]) = [.$F26]; [.$G26]; [.P25]))">
            <text:p/>
          </table:table-cell>
          <table:table-cell table:formula="of:=IF([.$A26]=&quot;&quot;;&quot;&quot;;IF(COLUMN([.Q26])-COLUMN([.$J26]) = [.$F26]; [.$G26]; [.Q25]))">
            <text:p/>
          </table:table-cell>
          <table:table-cell/>
        </table:table-row>
        <table:table-row table:style-name="ro1">
          <table:table-cell table:formula="of:=IF(AND([.J26] &gt;= 0; [.J26] &lt; ProgramLength);INDEX([Program.A$1:.A$1048576]; [.J26]+1); &quot;&quot;)">
            <text:p/>
          </table:table-cell>
          <table:table-cell table:formula="of:=IF(AND([.J26] &gt;= 0; [.J26] &lt; ProgramLength);INDEX([Program.B$1:.B$1048576]; [.J26]+1); &quot;&quot;)">
            <text:p/>
          </table:table-cell>
          <table:table-cell table:formula="of:=IF(AND([.J26] &gt;= 0; [.J26] &lt; ProgramLength);INDEX([Program.C$1:.C$1048576]; [.J26]+1); &quot;&quot;)">
            <text:p/>
          </table:table-cell>
          <table:table-cell table:formula="of:=IF(OR([.$A27]=&quot;PUSH&quot;;[.$A27]=&quot;STORE&quot;;[.$A27]=&quot;OUTPUT&quot;);INDEX([.$J27:.$Q27];1;[.$B27]+1);&quot;&quot;)">
            <text:p/>
          </table:table-cell>
          <table:table-cell table:formula="of:=IF(OR([.$A27]=&quot;COPY&quot;;[.$A27]=&quot;OUTPUT&quot;);INDEX([.$J27:.$Q27];1;[.$C27]+1);&quot;&quot;)">
            <text:p/>
          </table:table-cell>
          <table:table-cell table:formula="of:=IF(OR([.$A27]=&quot;CONST&quot;;[.$A27]=&quot;COPY&quot;); [.$B27]; IF([.$A27]=&quot;INPUT&quot;;2;&quot;&quot;))">
            <text:p/>
          </table:table-cell>
          <table:table-cell table:formula="of:=IF([.$A27]=&quot;CONST&quot;; [.$C27]; IF([.$A27]=&quot;COPY&quot;;[.$E27];IF([.$A27]=&quot;INPUT&quot;;INDEX([Input.A$1:.Z$1048576];[.$D27]+1;[.$E27]+1);&quot;&quot;)))">
            <text:p/>
          </table:table-cell>
          <table:table-cell table:formula="of:=IF([.$A27]=&quot;OUTPUT&quot;; CONCATENATE([.$D27];&quot;,&quot;;[.$E27]); &quot;&quot;)">
            <text:p/>
          </table:table-cell>
          <table:table-cell table:formula="of:=IF([.$A27]=&quot;OUTPUT&quot;;[.$L27];&quot;&quot;)">
            <text:p/>
          </table:table-cell>
          <table:table-cell table:formula="of:=IF([.$A27]=&quot;&quot;;&quot;&quot;;IF(COLUMN([.J27])-COLUMN([.$J27]) = [.$F27]; [.$G27]; [.J26]+1))">
            <text:p/>
          </table:table-cell>
          <table:table-cell table:formula="of:=IF([.$A27]=&quot;&quot;;&quot;&quot;;IF(COLUMN([.K27])-COLUMN([.$J27]) = [.$F27]; [.$G27]; [.K26]))">
            <text:p/>
          </table:table-cell>
          <table:table-cell table:formula="of:=IF([.$A27]=&quot;&quot;;&quot;&quot;;IF(COLUMN([.L27])-COLUMN([.$J27]) = [.$F27]; [.$G27]; [.L26]))">
            <text:p/>
          </table:table-cell>
          <table:table-cell table:formula="of:=IF([.$A27]=&quot;&quot;;&quot;&quot;;IF(COLUMN([.M27])-COLUMN([.$J27]) = [.$F27]; [.$G27]; [.M26]))">
            <text:p/>
          </table:table-cell>
          <table:table-cell table:formula="of:=IF([.$A27]=&quot;&quot;;&quot;&quot;;IF(COLUMN([.N27])-COLUMN([.$J27]) = [.$F27]; [.$G27]; [.N26]))">
            <text:p/>
          </table:table-cell>
          <table:table-cell table:formula="of:=IF([.$A27]=&quot;&quot;;&quot;&quot;;IF(COLUMN([.O27])-COLUMN([.$J27]) = [.$F27]; [.$G27]; [.O26]))">
            <text:p/>
          </table:table-cell>
          <table:table-cell table:formula="of:=IF([.$A27]=&quot;&quot;;&quot;&quot;;IF(COLUMN([.P27])-COLUMN([.$J27]) = [.$F27]; [.$G27]; [.P26]))">
            <text:p/>
          </table:table-cell>
          <table:table-cell table:formula="of:=IF([.$A27]=&quot;&quot;;&quot;&quot;;IF(COLUMN([.Q27])-COLUMN([.$J27]) = [.$F27]; [.$G27]; [.Q26]))">
            <text:p/>
          </table:table-cell>
          <table:table-cell/>
        </table:table-row>
        <table:table-row table:style-name="ro1">
          <table:table-cell table:formula="of:=IF(AND([.J27] &gt;= 0; [.J27] &lt; ProgramLength);INDEX([Program.A$1:.A$1048576]; [.J27]+1); &quot;&quot;)">
            <text:p/>
          </table:table-cell>
          <table:table-cell table:formula="of:=IF(AND([.J27] &gt;= 0; [.J27] &lt; ProgramLength);INDEX([Program.B$1:.B$1048576]; [.J27]+1); &quot;&quot;)">
            <text:p/>
          </table:table-cell>
          <table:table-cell table:formula="of:=IF(AND([.J27] &gt;= 0; [.J27] &lt; ProgramLength);INDEX([Program.C$1:.C$1048576]; [.J27]+1); &quot;&quot;)">
            <text:p/>
          </table:table-cell>
          <table:table-cell table:formula="of:=IF(OR([.$A28]=&quot;PUSH&quot;;[.$A28]=&quot;STORE&quot;;[.$A28]=&quot;OUTPUT&quot;);INDEX([.$J28:.$Q28];1;[.$B28]+1);&quot;&quot;)">
            <text:p/>
          </table:table-cell>
          <table:table-cell table:formula="of:=IF(OR([.$A28]=&quot;COPY&quot;;[.$A28]=&quot;OUTPUT&quot;);INDEX([.$J28:.$Q28];1;[.$C28]+1);&quot;&quot;)">
            <text:p/>
          </table:table-cell>
          <table:table-cell table:formula="of:=IF(OR([.$A28]=&quot;CONST&quot;;[.$A28]=&quot;COPY&quot;); [.$B28]; IF([.$A28]=&quot;INPUT&quot;;2;&quot;&quot;))">
            <text:p/>
          </table:table-cell>
          <table:table-cell table:formula="of:=IF([.$A28]=&quot;CONST&quot;; [.$C28]; IF([.$A28]=&quot;COPY&quot;;[.$E28];IF([.$A28]=&quot;INPUT&quot;;INDEX([Input.A$1:.Z$1048576];[.$D28]+1;[.$E28]+1);&quot;&quot;)))">
            <text:p/>
          </table:table-cell>
          <table:table-cell table:formula="of:=IF([.$A28]=&quot;OUTPUT&quot;; CONCATENATE([.$D28];&quot;,&quot;;[.$E28]); &quot;&quot;)">
            <text:p/>
          </table:table-cell>
          <table:table-cell table:formula="of:=IF([.$A28]=&quot;OUTPUT&quot;;[.$L28];&quot;&quot;)">
            <text:p/>
          </table:table-cell>
          <table:table-cell table:formula="of:=IF([.$A28]=&quot;&quot;;&quot;&quot;;IF(COLUMN([.J28])-COLUMN([.$J28]) = [.$F28]; [.$G28]; [.J27]+1))">
            <text:p/>
          </table:table-cell>
          <table:table-cell table:formula="of:=IF([.$A28]=&quot;&quot;;&quot;&quot;;IF(COLUMN([.K28])-COLUMN([.$J28]) = [.$F28]; [.$G28]; [.K27]))">
            <text:p/>
          </table:table-cell>
          <table:table-cell table:formula="of:=IF([.$A28]=&quot;&quot;;&quot;&quot;;IF(COLUMN([.L28])-COLUMN([.$J28]) = [.$F28]; [.$G28]; [.L27]))">
            <text:p/>
          </table:table-cell>
          <table:table-cell table:formula="of:=IF([.$A28]=&quot;&quot;;&quot;&quot;;IF(COLUMN([.M28])-COLUMN([.$J28]) = [.$F28]; [.$G28]; [.M27]))">
            <text:p/>
          </table:table-cell>
          <table:table-cell table:formula="of:=IF([.$A28]=&quot;&quot;;&quot;&quot;;IF(COLUMN([.N28])-COLUMN([.$J28]) = [.$F28]; [.$G28]; [.N27]))">
            <text:p/>
          </table:table-cell>
          <table:table-cell table:formula="of:=IF([.$A28]=&quot;&quot;;&quot;&quot;;IF(COLUMN([.O28])-COLUMN([.$J28]) = [.$F28]; [.$G28]; [.O27]))">
            <text:p/>
          </table:table-cell>
          <table:table-cell table:formula="of:=IF([.$A28]=&quot;&quot;;&quot;&quot;;IF(COLUMN([.P28])-COLUMN([.$J28]) = [.$F28]; [.$G28]; [.P27]))">
            <text:p/>
          </table:table-cell>
          <table:table-cell table:formula="of:=IF([.$A28]=&quot;&quot;;&quot;&quot;;IF(COLUMN([.Q28])-COLUMN([.$J28]) = [.$F28]; [.$G28]; [.Q27]))">
            <text:p/>
          </table:table-cell>
          <table:table-cell/>
        </table:table-row>
        <table:table-row table:style-name="ro1">
          <table:table-cell table:formula="of:=IF(AND([.J28] &gt;= 0; [.J28] &lt; ProgramLength);INDEX([Program.A$1:.A$1048576]; [.J28]+1); &quot;&quot;)">
            <text:p/>
          </table:table-cell>
          <table:table-cell table:formula="of:=IF(AND([.J28] &gt;= 0; [.J28] &lt; ProgramLength);INDEX([Program.B$1:.B$1048576]; [.J28]+1); &quot;&quot;)">
            <text:p/>
          </table:table-cell>
          <table:table-cell table:formula="of:=IF(AND([.J28] &gt;= 0; [.J28] &lt; ProgramLength);INDEX([Program.C$1:.C$1048576]; [.J28]+1); &quot;&quot;)">
            <text:p/>
          </table:table-cell>
          <table:table-cell table:formula="of:=IF(OR([.$A29]=&quot;PUSH&quot;;[.$A29]=&quot;STORE&quot;;[.$A29]=&quot;OUTPUT&quot;);INDEX([.$J29:.$Q29];1;[.$B29]+1);&quot;&quot;)">
            <text:p/>
          </table:table-cell>
          <table:table-cell table:formula="of:=IF(OR([.$A29]=&quot;COPY&quot;;[.$A29]=&quot;OUTPUT&quot;);INDEX([.$J29:.$Q29];1;[.$C29]+1);&quot;&quot;)">
            <text:p/>
          </table:table-cell>
          <table:table-cell table:formula="of:=IF(OR([.$A29]=&quot;CONST&quot;;[.$A29]=&quot;COPY&quot;); [.$B29]; IF([.$A29]=&quot;INPUT&quot;;2;&quot;&quot;))">
            <text:p/>
          </table:table-cell>
          <table:table-cell table:formula="of:=IF([.$A29]=&quot;CONST&quot;; [.$C29]; IF([.$A29]=&quot;COPY&quot;;[.$E29];IF([.$A29]=&quot;INPUT&quot;;INDEX([Input.A$1:.Z$1048576];[.$D29]+1;[.$E29]+1);&quot;&quot;)))">
            <text:p/>
          </table:table-cell>
          <table:table-cell table:formula="of:=IF([.$A29]=&quot;OUTPUT&quot;; CONCATENATE([.$D29];&quot;,&quot;;[.$E29]); &quot;&quot;)">
            <text:p/>
          </table:table-cell>
          <table:table-cell table:formula="of:=IF([.$A29]=&quot;OUTPUT&quot;;[.$L29];&quot;&quot;)">
            <text:p/>
          </table:table-cell>
          <table:table-cell table:formula="of:=IF([.$A29]=&quot;&quot;;&quot;&quot;;IF(COLUMN([.J29])-COLUMN([.$J29]) = [.$F29]; [.$G29]; [.J28]+1))">
            <text:p/>
          </table:table-cell>
          <table:table-cell table:formula="of:=IF([.$A29]=&quot;&quot;;&quot;&quot;;IF(COLUMN([.K29])-COLUMN([.$J29]) = [.$F29]; [.$G29]; [.K28]))">
            <text:p/>
          </table:table-cell>
          <table:table-cell table:formula="of:=IF([.$A29]=&quot;&quot;;&quot;&quot;;IF(COLUMN([.L29])-COLUMN([.$J29]) = [.$F29]; [.$G29]; [.L28]))">
            <text:p/>
          </table:table-cell>
          <table:table-cell table:formula="of:=IF([.$A29]=&quot;&quot;;&quot;&quot;;IF(COLUMN([.M29])-COLUMN([.$J29]) = [.$F29]; [.$G29]; [.M28]))">
            <text:p/>
          </table:table-cell>
          <table:table-cell table:formula="of:=IF([.$A29]=&quot;&quot;;&quot;&quot;;IF(COLUMN([.N29])-COLUMN([.$J29]) = [.$F29]; [.$G29]; [.N28]))">
            <text:p/>
          </table:table-cell>
          <table:table-cell table:formula="of:=IF([.$A29]=&quot;&quot;;&quot;&quot;;IF(COLUMN([.O29])-COLUMN([.$J29]) = [.$F29]; [.$G29]; [.O28]))">
            <text:p/>
          </table:table-cell>
          <table:table-cell table:formula="of:=IF([.$A29]=&quot;&quot;;&quot;&quot;;IF(COLUMN([.P29])-COLUMN([.$J29]) = [.$F29]; [.$G29]; [.P28]))">
            <text:p/>
          </table:table-cell>
          <table:table-cell table:formula="of:=IF([.$A29]=&quot;&quot;;&quot;&quot;;IF(COLUMN([.Q29])-COLUMN([.$J29]) = [.$F29]; [.$G29]; [.Q28]))">
            <text:p/>
          </table:table-cell>
          <table:table-cell/>
        </table:table-row>
        <table:table-row table:style-name="ro1">
          <table:table-cell table:formula="of:=IF(AND([.J29] &gt;= 0; [.J29] &lt; ProgramLength);INDEX([Program.A$1:.A$1048576]; [.J29]+1); &quot;&quot;)">
            <text:p/>
          </table:table-cell>
          <table:table-cell table:formula="of:=IF(AND([.J29] &gt;= 0; [.J29] &lt; ProgramLength);INDEX([Program.B$1:.B$1048576]; [.J29]+1); &quot;&quot;)">
            <text:p/>
          </table:table-cell>
          <table:table-cell table:formula="of:=IF(AND([.J29] &gt;= 0; [.J29] &lt; ProgramLength);INDEX([Program.C$1:.C$1048576]; [.J29]+1); &quot;&quot;)">
            <text:p/>
          </table:table-cell>
          <table:table-cell table:formula="of:=IF(OR([.$A30]=&quot;PUSH&quot;;[.$A30]=&quot;STORE&quot;;[.$A30]=&quot;OUTPUT&quot;);INDEX([.$J30:.$Q30];1;[.$B30]+1);&quot;&quot;)">
            <text:p/>
          </table:table-cell>
          <table:table-cell table:formula="of:=IF(OR([.$A30]=&quot;COPY&quot;;[.$A30]=&quot;OUTPUT&quot;);INDEX([.$J30:.$Q30];1;[.$C30]+1);&quot;&quot;)">
            <text:p/>
          </table:table-cell>
          <table:table-cell table:formula="of:=IF(OR([.$A30]=&quot;CONST&quot;;[.$A30]=&quot;COPY&quot;); [.$B30]; IF([.$A30]=&quot;INPUT&quot;;2;&quot;&quot;))">
            <text:p/>
          </table:table-cell>
          <table:table-cell table:formula="of:=IF([.$A30]=&quot;CONST&quot;; [.$C30]; IF([.$A30]=&quot;COPY&quot;;[.$E30];IF([.$A30]=&quot;INPUT&quot;;INDEX([Input.A$1:.Z$1048576];[.$D30]+1;[.$E30]+1);&quot;&quot;)))">
            <text:p/>
          </table:table-cell>
          <table:table-cell table:formula="of:=IF([.$A30]=&quot;OUTPUT&quot;; CONCATENATE([.$D30];&quot;,&quot;;[.$E30]); &quot;&quot;)">
            <text:p/>
          </table:table-cell>
          <table:table-cell table:formula="of:=IF([.$A30]=&quot;OUTPUT&quot;;[.$L30];&quot;&quot;)">
            <text:p/>
          </table:table-cell>
          <table:table-cell table:formula="of:=IF([.$A30]=&quot;&quot;;&quot;&quot;;IF(COLUMN([.J30])-COLUMN([.$J30]) = [.$F30]; [.$G30]; [.J29]+1))">
            <text:p/>
          </table:table-cell>
          <table:table-cell table:formula="of:=IF([.$A30]=&quot;&quot;;&quot;&quot;;IF(COLUMN([.K30])-COLUMN([.$J30]) = [.$F30]; [.$G30]; [.K29]))">
            <text:p/>
          </table:table-cell>
          <table:table-cell table:formula="of:=IF([.$A30]=&quot;&quot;;&quot;&quot;;IF(COLUMN([.L30])-COLUMN([.$J30]) = [.$F30]; [.$G30]; [.L29]))">
            <text:p/>
          </table:table-cell>
          <table:table-cell table:formula="of:=IF([.$A30]=&quot;&quot;;&quot;&quot;;IF(COLUMN([.M30])-COLUMN([.$J30]) = [.$F30]; [.$G30]; [.M29]))">
            <text:p/>
          </table:table-cell>
          <table:table-cell table:formula="of:=IF([.$A30]=&quot;&quot;;&quot;&quot;;IF(COLUMN([.N30])-COLUMN([.$J30]) = [.$F30]; [.$G30]; [.N29]))">
            <text:p/>
          </table:table-cell>
          <table:table-cell table:formula="of:=IF([.$A30]=&quot;&quot;;&quot;&quot;;IF(COLUMN([.O30])-COLUMN([.$J30]) = [.$F30]; [.$G30]; [.O29]))">
            <text:p/>
          </table:table-cell>
          <table:table-cell table:formula="of:=IF([.$A30]=&quot;&quot;;&quot;&quot;;IF(COLUMN([.P30])-COLUMN([.$J30]) = [.$F30]; [.$G30]; [.P29]))">
            <text:p/>
          </table:table-cell>
          <table:table-cell table:formula="of:=IF([.$A30]=&quot;&quot;;&quot;&quot;;IF(COLUMN([.Q30])-COLUMN([.$J30]) = [.$F30]; [.$G30]; [.Q29]))">
            <text:p/>
          </table:table-cell>
          <table:table-cell/>
        </table:table-row>
        <table:table-row table:style-name="ro1">
          <table:table-cell table:formula="of:=IF(AND([.J30] &gt;= 0; [.J30] &lt; ProgramLength);INDEX([Program.A$1:.A$1048576]; [.J30]+1); &quot;&quot;)">
            <text:p/>
          </table:table-cell>
          <table:table-cell table:formula="of:=IF(AND([.J30] &gt;= 0; [.J30] &lt; ProgramLength);INDEX([Program.B$1:.B$1048576]; [.J30]+1); &quot;&quot;)">
            <text:p/>
          </table:table-cell>
          <table:table-cell table:formula="of:=IF(AND([.J30] &gt;= 0; [.J30] &lt; ProgramLength);INDEX([Program.C$1:.C$1048576]; [.J30]+1); &quot;&quot;)">
            <text:p/>
          </table:table-cell>
          <table:table-cell table:formula="of:=IF(OR([.$A31]=&quot;PUSH&quot;;[.$A31]=&quot;STORE&quot;;[.$A31]=&quot;OUTPUT&quot;);INDEX([.$J31:.$Q31];1;[.$B31]+1);&quot;&quot;)">
            <text:p/>
          </table:table-cell>
          <table:table-cell table:formula="of:=IF(OR([.$A31]=&quot;COPY&quot;;[.$A31]=&quot;OUTPUT&quot;);INDEX([.$J31:.$Q31];1;[.$C31]+1);&quot;&quot;)">
            <text:p/>
          </table:table-cell>
          <table:table-cell table:formula="of:=IF(OR([.$A31]=&quot;CONST&quot;;[.$A31]=&quot;COPY&quot;); [.$B31]; IF([.$A31]=&quot;INPUT&quot;;2;&quot;&quot;))">
            <text:p/>
          </table:table-cell>
          <table:table-cell table:formula="of:=IF([.$A31]=&quot;CONST&quot;; [.$C31]; IF([.$A31]=&quot;COPY&quot;;[.$E31];IF([.$A31]=&quot;INPUT&quot;;INDEX([Input.A$1:.Z$1048576];[.$D31]+1;[.$E31]+1);&quot;&quot;)))">
            <text:p/>
          </table:table-cell>
          <table:table-cell table:formula="of:=IF([.$A31]=&quot;OUTPUT&quot;; CONCATENATE([.$D31];&quot;,&quot;;[.$E31]); &quot;&quot;)">
            <text:p/>
          </table:table-cell>
          <table:table-cell table:formula="of:=IF([.$A31]=&quot;OUTPUT&quot;;[.$L31];&quot;&quot;)">
            <text:p/>
          </table:table-cell>
          <table:table-cell table:formula="of:=IF([.$A31]=&quot;&quot;;&quot;&quot;;IF(COLUMN([.J31])-COLUMN([.$J31]) = [.$F31]; [.$G31]; [.J30]+1))">
            <text:p/>
          </table:table-cell>
          <table:table-cell table:formula="of:=IF([.$A31]=&quot;&quot;;&quot;&quot;;IF(COLUMN([.K31])-COLUMN([.$J31]) = [.$F31]; [.$G31]; [.K30]))">
            <text:p/>
          </table:table-cell>
          <table:table-cell table:formula="of:=IF([.$A31]=&quot;&quot;;&quot;&quot;;IF(COLUMN([.L31])-COLUMN([.$J31]) = [.$F31]; [.$G31]; [.L30]))">
            <text:p/>
          </table:table-cell>
          <table:table-cell table:formula="of:=IF([.$A31]=&quot;&quot;;&quot;&quot;;IF(COLUMN([.M31])-COLUMN([.$J31]) = [.$F31]; [.$G31]; [.M30]))">
            <text:p/>
          </table:table-cell>
          <table:table-cell table:formula="of:=IF([.$A31]=&quot;&quot;;&quot;&quot;;IF(COLUMN([.N31])-COLUMN([.$J31]) = [.$F31]; [.$G31]; [.N30]))">
            <text:p/>
          </table:table-cell>
          <table:table-cell table:formula="of:=IF([.$A31]=&quot;&quot;;&quot;&quot;;IF(COLUMN([.O31])-COLUMN([.$J31]) = [.$F31]; [.$G31]; [.O30]))">
            <text:p/>
          </table:table-cell>
          <table:table-cell table:formula="of:=IF([.$A31]=&quot;&quot;;&quot;&quot;;IF(COLUMN([.P31])-COLUMN([.$J31]) = [.$F31]; [.$G31]; [.P30]))">
            <text:p/>
          </table:table-cell>
          <table:table-cell table:formula="of:=IF([.$A31]=&quot;&quot;;&quot;&quot;;IF(COLUMN([.Q31])-COLUMN([.$J31]) = [.$F31]; [.$G31]; [.Q30]))">
            <text:p/>
          </table:table-cell>
          <table:table-cell/>
        </table:table-row>
      </table:table>
      <table:table table:name="Input" table:style-name="ta1">
        <table:table-column table:style-name="co1" table:default-cell-style-name="Default"/>
        <table:table-row table:style-name="ro1">
          <table:table-cell/>
        </table:table-row>
      </table:table>
      <table:table table:name="Output" table:style-name="ta1">
        <table:table-column table:style-name="co1" table:number-columns-repeated="9" table:default-cell-style-name="Default"/>
        <table:table-row table:style-name="ro1">
          <table:table-cell table:formula="of:=VLOOKUP(CONCATENATE(COLUMN([.A1])-1; &quot;,&quot;; ROW([.A1])-1); [Execute.$H$1:.$I$1048576]; 2)" office:value-type="float" office:value="5" calcext:value-type="float">
            <text:p>5</text:p>
          </table:table-cell>
          <table:table-cell table:formula="of:=VLOOKUP(CONCATENATE(COLUMN([.B1])-1; &quot;,&quot;; ROW([.B1])-1); [Execute.$H$1:.$I$1048576]; 2)">
            <text:p/>
          </table:table-cell>
          <table:table-cell table:formula="of:=VLOOKUP(CONCATENATE(COLUMN([.C1])-1; &quot;,&quot;; ROW([.C1])-1); [Execute.$H$1:.$I$1048576]; 2)">
            <text:p/>
          </table:table-cell>
          <table:table-cell table:formula="of:=VLOOKUP(CONCATENATE(COLUMN([.D1])-1; &quot;,&quot;; ROW([.D1])-1); [Execute.$H$1:.$I$1048576]; 2)">
            <text:p/>
          </table:table-cell>
          <table:table-cell table:formula="of:=VLOOKUP(CONCATENATE(COLUMN([.E1])-1; &quot;,&quot;; ROW([.E1])-1); [Execute.$H$1:.$I$1048576]; 2)">
            <text:p/>
          </table:table-cell>
          <table:table-cell table:formula="of:=VLOOKUP(CONCATENATE(COLUMN([.F1])-1; &quot;,&quot;; ROW([.F1])-1); [Execute.$H$1:.$I$1048576]; 2)">
            <text:p/>
          </table:table-cell>
          <table:table-cell table:formula="of:=VLOOKUP(CONCATENATE(COLUMN([.G1])-1; &quot;,&quot;; ROW([.G1])-1); [Execute.$H$1:.$I$1048576]; 2)">
            <text:p/>
          </table:table-cell>
          <table:table-cell table:formula="of:=VLOOKUP(CONCATENATE(COLUMN([.H1])-1; &quot;,&quot;; ROW([.H1])-1); [Execute.$H$1:.$I$1048576]; 2)">
            <text:p/>
          </table:table-cell>
          <table:table-cell table:formula="of:=VLOOKUP(CONCATENATE(COLUMN([.I1])-1; &quot;,&quot;; ROW([.I1])-1); [Execute.$H$1:.$I$1048576]; 2)">
            <text:p/>
          </table:table-cell>
        </table:table-row>
        <table:table-row table:style-name="ro1">
          <table:table-cell table:formula="of:=VLOOKUP(CONCATENATE(COLUMN([.A2])-1; &quot;,&quot;; ROW([.A2])-1); [Execute.$H$1:.$I$1048576]; 2)">
            <text:p/>
          </table:table-cell>
          <table:table-cell table:formula="of:=VLOOKUP(CONCATENATE(COLUMN([.B2])-1; &quot;,&quot;; ROW([.B2])-1); [Execute.$H$1:.$I$1048576]; 2)">
            <text:p/>
          </table:table-cell>
          <table:table-cell table:formula="of:=VLOOKUP(CONCATENATE(COLUMN([.C2])-1; &quot;,&quot;; ROW([.C2])-1); [Execute.$H$1:.$I$1048576]; 2)">
            <text:p/>
          </table:table-cell>
          <table:table-cell table:formula="of:=VLOOKUP(CONCATENATE(COLUMN([.D2])-1; &quot;,&quot;; ROW([.D2])-1); [Execute.$H$1:.$I$1048576]; 2)">
            <text:p/>
          </table:table-cell>
          <table:table-cell table:formula="of:=VLOOKUP(CONCATENATE(COLUMN([.E2])-1; &quot;,&quot;; ROW([.E2])-1); [Execute.$H$1:.$I$1048576]; 2)">
            <text:p/>
          </table:table-cell>
          <table:table-cell table:formula="of:=VLOOKUP(CONCATENATE(COLUMN([.F2])-1; &quot;,&quot;; ROW([.F2])-1); [Execute.$H$1:.$I$1048576]; 2)">
            <text:p/>
          </table:table-cell>
          <table:table-cell table:formula="of:=VLOOKUP(CONCATENATE(COLUMN([.G2])-1; &quot;,&quot;; ROW([.G2])-1); [Execute.$H$1:.$I$1048576]; 2)">
            <text:p/>
          </table:table-cell>
          <table:table-cell table:formula="of:=VLOOKUP(CONCATENATE(COLUMN([.H2])-1; &quot;,&quot;; ROW([.H2])-1); [Execute.$H$1:.$I$1048576]; 2)">
            <text:p/>
          </table:table-cell>
          <table:table-cell table:formula="of:=VLOOKUP(CONCATENATE(COLUMN([.I2])-1; &quot;,&quot;; ROW([.I2])-1); [Execute.$H$1:.$I$1048576]; 2)">
            <text:p/>
          </table:table-cell>
        </table:table-row>
        <table:table-row table:style-name="ro1">
          <table:table-cell table:formula="of:=VLOOKUP(CONCATENATE(COLUMN([.A3])-1; &quot;,&quot;; ROW([.A3])-1); [Execute.$H$1:.$I$1048576]; 2)">
            <text:p/>
          </table:table-cell>
          <table:table-cell table:formula="of:=VLOOKUP(CONCATENATE(COLUMN([.B3])-1; &quot;,&quot;; ROW([.B3])-1); [Execute.$H$1:.$I$1048576]; 2)">
            <text:p/>
          </table:table-cell>
          <table:table-cell table:formula="of:=VLOOKUP(CONCATENATE(COLUMN([.C3])-1; &quot;,&quot;; ROW([.C3])-1); [Execute.$H$1:.$I$1048576]; 2)">
            <text:p/>
          </table:table-cell>
          <table:table-cell table:formula="of:=VLOOKUP(CONCATENATE(COLUMN([.D3])-1; &quot;,&quot;; ROW([.D3])-1); [Execute.$H$1:.$I$1048576]; 2)">
            <text:p/>
          </table:table-cell>
          <table:table-cell table:formula="of:=VLOOKUP(CONCATENATE(COLUMN([.E3])-1; &quot;,&quot;; ROW([.E3])-1); [Execute.$H$1:.$I$1048576]; 2)">
            <text:p/>
          </table:table-cell>
          <table:table-cell table:formula="of:=VLOOKUP(CONCATENATE(COLUMN([.F3])-1; &quot;,&quot;; ROW([.F3])-1); [Execute.$H$1:.$I$1048576]; 2)">
            <text:p/>
          </table:table-cell>
          <table:table-cell table:formula="of:=VLOOKUP(CONCATENATE(COLUMN([.G3])-1; &quot;,&quot;; ROW([.G3])-1); [Execute.$H$1:.$I$1048576]; 2)">
            <text:p/>
          </table:table-cell>
          <table:table-cell table:formula="of:=VLOOKUP(CONCATENATE(COLUMN([.H3])-1; &quot;,&quot;; ROW([.H3])-1); [Execute.$H$1:.$I$1048576]; 2)">
            <text:p/>
          </table:table-cell>
          <table:table-cell table:formula="of:=VLOOKUP(CONCATENATE(COLUMN([.I3])-1; &quot;,&quot;; ROW([.I3])-1); [Execute.$H$1:.$I$1048576]; 2)">
            <text:p/>
          </table:table-cell>
        </table:table-row>
        <table:table-row table:style-name="ro1">
          <table:table-cell table:formula="of:=VLOOKUP(CONCATENATE(COLUMN([.A4])-1; &quot;,&quot;; ROW([.A4])-1); [Execute.$H$1:.$I$1048576]; 2)">
            <text:p/>
          </table:table-cell>
          <table:table-cell table:formula="of:=VLOOKUP(CONCATENATE(COLUMN([.B4])-1; &quot;,&quot;; ROW([.B4])-1); [Execute.$H$1:.$I$1048576]; 2)">
            <text:p/>
          </table:table-cell>
          <table:table-cell table:formula="of:=VLOOKUP(CONCATENATE(COLUMN([.C4])-1; &quot;,&quot;; ROW([.C4])-1); [Execute.$H$1:.$I$1048576]; 2)">
            <text:p/>
          </table:table-cell>
          <table:table-cell table:formula="of:=VLOOKUP(CONCATENATE(COLUMN([.D4])-1; &quot;,&quot;; ROW([.D4])-1); [Execute.$H$1:.$I$1048576]; 2)">
            <text:p/>
          </table:table-cell>
          <table:table-cell table:formula="of:=VLOOKUP(CONCATENATE(COLUMN([.E4])-1; &quot;,&quot;; ROW([.E4])-1); [Execute.$H$1:.$I$1048576]; 2)">
            <text:p/>
          </table:table-cell>
          <table:table-cell table:formula="of:=VLOOKUP(CONCATENATE(COLUMN([.F4])-1; &quot;,&quot;; ROW([.F4])-1); [Execute.$H$1:.$I$1048576]; 2)">
            <text:p/>
          </table:table-cell>
          <table:table-cell table:formula="of:=VLOOKUP(CONCATENATE(COLUMN([.G4])-1; &quot;,&quot;; ROW([.G4])-1); [Execute.$H$1:.$I$1048576]; 2)">
            <text:p/>
          </table:table-cell>
          <table:table-cell table:formula="of:=VLOOKUP(CONCATENATE(COLUMN([.H4])-1; &quot;,&quot;; ROW([.H4])-1); [Execute.$H$1:.$I$1048576]; 2)">
            <text:p/>
          </table:table-cell>
          <table:table-cell table:formula="of:=VLOOKUP(CONCATENATE(COLUMN([.I4])-1; &quot;,&quot;; ROW([.I4])-1); [Execute.$H$1:.$I$1048576]; 2)">
            <text:p/>
          </table:table-cell>
        </table:table-row>
        <table:table-row table:style-name="ro1">
          <table:table-cell table:formula="of:=VLOOKUP(CONCATENATE(COLUMN([.A5])-1; &quot;,&quot;; ROW([.A5])-1); [Execute.$H$1:.$I$1048576]; 2)">
            <text:p/>
          </table:table-cell>
          <table:table-cell table:formula="of:=VLOOKUP(CONCATENATE(COLUMN([.B5])-1; &quot;,&quot;; ROW([.B5])-1); [Execute.$H$1:.$I$1048576]; 2)">
            <text:p/>
          </table:table-cell>
          <table:table-cell table:formula="of:=VLOOKUP(CONCATENATE(COLUMN([.C5])-1; &quot;,&quot;; ROW([.C5])-1); [Execute.$H$1:.$I$1048576]; 2)">
            <text:p/>
          </table:table-cell>
          <table:table-cell table:formula="of:=VLOOKUP(CONCATENATE(COLUMN([.D5])-1; &quot;,&quot;; ROW([.D5])-1); [Execute.$H$1:.$I$1048576]; 2)">
            <text:p/>
          </table:table-cell>
          <table:table-cell table:formula="of:=VLOOKUP(CONCATENATE(COLUMN([.E5])-1; &quot;,&quot;; ROW([.E5])-1); [Execute.$H$1:.$I$1048576]; 2)">
            <text:p/>
          </table:table-cell>
          <table:table-cell table:formula="of:=VLOOKUP(CONCATENATE(COLUMN([.F5])-1; &quot;,&quot;; ROW([.F5])-1); [Execute.$H$1:.$I$1048576]; 2)">
            <text:p/>
          </table:table-cell>
          <table:table-cell table:formula="of:=VLOOKUP(CONCATENATE(COLUMN([.G5])-1; &quot;,&quot;; ROW([.G5])-1); [Execute.$H$1:.$I$1048576]; 2)">
            <text:p/>
          </table:table-cell>
          <table:table-cell table:formula="of:=VLOOKUP(CONCATENATE(COLUMN([.H5])-1; &quot;,&quot;; ROW([.H5])-1); [Execute.$H$1:.$I$1048576]; 2)">
            <text:p/>
          </table:table-cell>
          <table:table-cell table:formula="of:=VLOOKUP(CONCATENATE(COLUMN([.I5])-1; &quot;,&quot;; ROW([.I5])-1); [Execute.$H$1:.$I$1048576]; 2)">
            <text:p/>
          </table:table-cell>
        </table:table-row>
        <table:table-row table:style-name="ro1">
          <table:table-cell table:formula="of:=VLOOKUP(CONCATENATE(COLUMN([.A6])-1; &quot;,&quot;; ROW([.A6])-1); [Execute.$H$1:.$I$1048576]; 2)">
            <text:p/>
          </table:table-cell>
          <table:table-cell table:formula="of:=VLOOKUP(CONCATENATE(COLUMN([.B6])-1; &quot;,&quot;; ROW([.B6])-1); [Execute.$H$1:.$I$1048576]; 2)">
            <text:p/>
          </table:table-cell>
          <table:table-cell table:formula="of:=VLOOKUP(CONCATENATE(COLUMN([.C6])-1; &quot;,&quot;; ROW([.C6])-1); [Execute.$H$1:.$I$1048576]; 2)">
            <text:p/>
          </table:table-cell>
          <table:table-cell table:formula="of:=VLOOKUP(CONCATENATE(COLUMN([.D6])-1; &quot;,&quot;; ROW([.D6])-1); [Execute.$H$1:.$I$1048576]; 2)">
            <text:p/>
          </table:table-cell>
          <table:table-cell table:formula="of:=VLOOKUP(CONCATENATE(COLUMN([.E6])-1; &quot;,&quot;; ROW([.E6])-1); [Execute.$H$1:.$I$1048576]; 2)">
            <text:p/>
          </table:table-cell>
          <table:table-cell table:formula="of:=VLOOKUP(CONCATENATE(COLUMN([.F6])-1; &quot;,&quot;; ROW([.F6])-1); [Execute.$H$1:.$I$1048576]; 2)">
            <text:p/>
          </table:table-cell>
          <table:table-cell table:formula="of:=VLOOKUP(CONCATENATE(COLUMN([.G6])-1; &quot;,&quot;; ROW([.G6])-1); [Execute.$H$1:.$I$1048576]; 2)">
            <text:p/>
          </table:table-cell>
          <table:table-cell table:formula="of:=VLOOKUP(CONCATENATE(COLUMN([.H6])-1; &quot;,&quot;; ROW([.H6])-1); [Execute.$H$1:.$I$1048576]; 2)">
            <text:p/>
          </table:table-cell>
          <table:table-cell table:formula="of:=VLOOKUP(CONCATENATE(COLUMN([.I6])-1; &quot;,&quot;; ROW([.I6])-1); [Execute.$H$1:.$I$1048576]; 2)">
            <text:p/>
          </table:table-cell>
        </table:table-row>
        <table:table-row table:style-name="ro1">
          <table:table-cell table:formula="of:=VLOOKUP(CONCATENATE(COLUMN([.A7])-1; &quot;,&quot;; ROW([.A7])-1); [Execute.$H$1:.$I$1048576]; 2)">
            <text:p/>
          </table:table-cell>
          <table:table-cell table:formula="of:=VLOOKUP(CONCATENATE(COLUMN([.B7])-1; &quot;,&quot;; ROW([.B7])-1); [Execute.$H$1:.$I$1048576]; 2)">
            <text:p/>
          </table:table-cell>
          <table:table-cell table:formula="of:=VLOOKUP(CONCATENATE(COLUMN([.C7])-1; &quot;,&quot;; ROW([.C7])-1); [Execute.$H$1:.$I$1048576]; 2)">
            <text:p/>
          </table:table-cell>
          <table:table-cell table:formula="of:=VLOOKUP(CONCATENATE(COLUMN([.D7])-1; &quot;,&quot;; ROW([.D7])-1); [Execute.$H$1:.$I$1048576]; 2)">
            <text:p/>
          </table:table-cell>
          <table:table-cell table:formula="of:=VLOOKUP(CONCATENATE(COLUMN([.E7])-1; &quot;,&quot;; ROW([.E7])-1); [Execute.$H$1:.$I$1048576]; 2)">
            <text:p/>
          </table:table-cell>
          <table:table-cell table:formula="of:=VLOOKUP(CONCATENATE(COLUMN([.F7])-1; &quot;,&quot;; ROW([.F7])-1); [Execute.$H$1:.$I$1048576]; 2)">
            <text:p/>
          </table:table-cell>
          <table:table-cell table:formula="of:=VLOOKUP(CONCATENATE(COLUMN([.G7])-1; &quot;,&quot;; ROW([.G7])-1); [Execute.$H$1:.$I$1048576]; 2)">
            <text:p/>
          </table:table-cell>
          <table:table-cell table:formula="of:=VLOOKUP(CONCATENATE(COLUMN([.H7])-1; &quot;,&quot;; ROW([.H7])-1); [Execute.$H$1:.$I$1048576]; 2)">
            <text:p/>
          </table:table-cell>
          <table:table-cell table:formula="of:=VLOOKUP(CONCATENATE(COLUMN([.I7])-1; &quot;,&quot;; ROW([.I7])-1); [Execute.$H$1:.$I$1048576]; 2)">
            <text:p/>
          </table:table-cell>
        </table:table-row>
        <table:table-row table:style-name="ro1">
          <table:table-cell table:formula="of:=VLOOKUP(CONCATENATE(COLUMN([.A8])-1; &quot;,&quot;; ROW([.A8])-1); [Execute.$H$1:.$I$1048576]; 2)">
            <text:p/>
          </table:table-cell>
          <table:table-cell table:formula="of:=VLOOKUP(CONCATENATE(COLUMN([.B8])-1; &quot;,&quot;; ROW([.B8])-1); [Execute.$H$1:.$I$1048576]; 2)">
            <text:p/>
          </table:table-cell>
          <table:table-cell table:formula="of:=VLOOKUP(CONCATENATE(COLUMN([.C8])-1; &quot;,&quot;; ROW([.C8])-1); [Execute.$H$1:.$I$1048576]; 2)">
            <text:p/>
          </table:table-cell>
          <table:table-cell table:formula="of:=VLOOKUP(CONCATENATE(COLUMN([.D8])-1; &quot;,&quot;; ROW([.D8])-1); [Execute.$H$1:.$I$1048576]; 2)">
            <text:p/>
          </table:table-cell>
          <table:table-cell table:formula="of:=VLOOKUP(CONCATENATE(COLUMN([.E8])-1; &quot;,&quot;; ROW([.E8])-1); [Execute.$H$1:.$I$1048576]; 2)">
            <text:p/>
          </table:table-cell>
          <table:table-cell table:formula="of:=VLOOKUP(CONCATENATE(COLUMN([.F8])-1; &quot;,&quot;; ROW([.F8])-1); [Execute.$H$1:.$I$1048576]; 2)">
            <text:p/>
          </table:table-cell>
          <table:table-cell table:formula="of:=VLOOKUP(CONCATENATE(COLUMN([.G8])-1; &quot;,&quot;; ROW([.G8])-1); [Execute.$H$1:.$I$1048576]; 2)">
            <text:p/>
          </table:table-cell>
          <table:table-cell table:formula="of:=VLOOKUP(CONCATENATE(COLUMN([.H8])-1; &quot;,&quot;; ROW([.H8])-1); [Execute.$H$1:.$I$1048576]; 2)">
            <text:p/>
          </table:table-cell>
          <table:table-cell table:formula="of:=VLOOKUP(CONCATENATE(COLUMN([.I8])-1; &quot;,&quot;; ROW([.I8])-1); [Execute.$H$1:.$I$1048576]; 2)">
            <text:p/>
          </table:table-cell>
        </table:table-row>
        <table:table-row table:style-name="ro1">
          <table:table-cell table:formula="of:=VLOOKUP(CONCATENATE(COLUMN([.A9])-1; &quot;,&quot;; ROW([.A9])-1); [Execute.$H$1:.$I$1048576]; 2)">
            <text:p/>
          </table:table-cell>
          <table:table-cell table:formula="of:=VLOOKUP(CONCATENATE(COLUMN([.B9])-1; &quot;,&quot;; ROW([.B9])-1); [Execute.$H$1:.$I$1048576]; 2)">
            <text:p/>
          </table:table-cell>
          <table:table-cell table:formula="of:=VLOOKUP(CONCATENATE(COLUMN([.C9])-1; &quot;,&quot;; ROW([.C9])-1); [Execute.$H$1:.$I$1048576]; 2)">
            <text:p/>
          </table:table-cell>
          <table:table-cell table:formula="of:=VLOOKUP(CONCATENATE(COLUMN([.D9])-1; &quot;,&quot;; ROW([.D9])-1); [Execute.$H$1:.$I$1048576]; 2)">
            <text:p/>
          </table:table-cell>
          <table:table-cell table:formula="of:=VLOOKUP(CONCATENATE(COLUMN([.E9])-1; &quot;,&quot;; ROW([.E9])-1); [Execute.$H$1:.$I$1048576]; 2)">
            <text:p/>
          </table:table-cell>
          <table:table-cell table:formula="of:=VLOOKUP(CONCATENATE(COLUMN([.F9])-1; &quot;,&quot;; ROW([.F9])-1); [Execute.$H$1:.$I$1048576]; 2)">
            <text:p/>
          </table:table-cell>
          <table:table-cell table:formula="of:=VLOOKUP(CONCATENATE(COLUMN([.G9])-1; &quot;,&quot;; ROW([.G9])-1); [Execute.$H$1:.$I$1048576]; 2)">
            <text:p/>
          </table:table-cell>
          <table:table-cell table:formula="of:=VLOOKUP(CONCATENATE(COLUMN([.H9])-1; &quot;,&quot;; ROW([.H9])-1); [Execute.$H$1:.$I$1048576]; 2)">
            <text:p/>
          </table:table-cell>
          <table:table-cell table:formula="of:=VLOOKUP(CONCATENATE(COLUMN([.I9])-1; &quot;,&quot;; ROW([.I9])-1); [Execute.$H$1:.$I$1048576]; 2)">
            <text:p/>
          </table:table-cell>
        </table:table-row>
      </table:table>
      <table:named-expressions>
        <table:named-range table:name="ProgramLength" table:base-cell-address="$Program.$E$1" table:cell-range-address="$Program.$E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2:55:42.637751865</meta:creation-date>
    <dc:date>2019-10-26T17:07:25.729992511</dc:date>
    <meta:editing-duration>PT7M50S</meta:editing-duration>
    <meta:editing-cycles>1</meta:editing-cycles>
    <meta:document-statistic meta:table-count="4" meta:cell-count="610" meta:object-count="0"/>
    <meta:generator>LibreOffice/5.1.6.2$Linux_X86_64 LibreOffice_project/10m0$Build-2</meta:generator>
  </office:meta>
</office:document-meta>
</file>